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00000006205DCF75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53cm" style:rel-column-width="21845*"/>
    </style:style>
    <style:style style:name="Tabla1.B" style:family="table-column">
      <style:table-column-properties style:column-width="11.06cm" style:rel-column-width="43690*"/>
    </style:style>
    <style:style style:name="Tabla1.A1" style:family="table-cell">
      <style:table-cell-properties fo:padding="0.097cm" fo:border="none"/>
    </style:style>
    <style:style style:name="Tabla1.B1" style:family="table-cell">
      <style:table-cell-properties style:border-line-width-top="0.097cm 0.097cm 0.097cm" style:border-line-width-bottom="0.097cm 0.097cm 0.097cm" fo:padding="0.097cm" fo:border-left="none" fo:border-right="none" fo:border-top="2.75pt double #000000" fo:border-bottom="2.75pt double #000000"/>
    </style:style>
    <style:style style:name="Tabla2" style:family="table">
      <style:table-properties style:width="17.595cm" fo:margin-left="0cm" table:align="left"/>
    </style:style>
    <style:style style:name="Tabla2.A" style:family="table-column">
      <style:table-column-properties style:column-width="3.598cm"/>
    </style:style>
    <style:style style:name="Tabla2.B" style:family="table-column">
      <style:table-column-properties style:column-width="3.016cm"/>
    </style:style>
    <style:style style:name="Tabla2.C" style:family="table-column">
      <style:table-column-properties style:column-width="5.424cm"/>
    </style:style>
    <style:style style:name="Tabla2.D" style:family="table-column">
      <style:table-column-properties style:column-width="5.556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589cm" table:align="margins"/>
    </style:style>
    <style:style style:name="Tabla3.A" style:family="table-column">
      <style:table-column-properties style:column-width="8.294cm" style:rel-column-width="32767*"/>
    </style:style>
    <style:style style:name="Tabla3.B" style:family="table-column">
      <style:table-column-properties style:column-width="8.296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95cm" fo:margin-left="0cm" table:align="left"/>
    </style:style>
    <style:style style:name="Tabla4.A" style:family="table-column">
      <style:table-column-properties style:column-width="5.503cm"/>
    </style:style>
    <style:style style:name="Tabla4.B" style:family="table-column">
      <style:table-column-properties style:column-width="11.09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595cm" fo:margin-left="0cm" table:align="left"/>
    </style:style>
    <style:style style:name="Tabla5.A" style:family="table-column">
      <style:table-column-properties style:column-width="5.503cm"/>
    </style:style>
    <style:style style:name="Tabla5.B" style:family="table-column">
      <style:table-column-properties style:column-width="11.091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589cm" table:align="margins" fo:keep-with-next="always"/>
    </style:style>
    <style:style style:name="Tabla7.A" style:family="table-column">
      <style:table-column-properties style:column-width="7.588cm" style:rel-column-width="29976*"/>
    </style:style>
    <style:style style:name="Tabla7.B" style:family="table-column">
      <style:table-column-properties style:column-width="3cm" style:rel-column-width="11852*"/>
    </style:style>
    <style:style style:name="Tabla7.D" style:family="table-column">
      <style:table-column-properties style:column-width="3cm" style:rel-column-width="11855*"/>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D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none" fo:border-top="none" fo:border-bottom="0.05pt solid #000000"/>
    </style:style>
    <style:style style:name="Tabla7.C21" style:family="table-cell">
      <style:table-cell-properties fo:padding="0.097cm" fo:border-left="0.05pt solid #000000" fo:border-right="none" fo:border-top="none" fo:border-bottom="0.05pt solid #000000"/>
    </style:style>
    <style:style style:name="Tabla7.D21" style:family="table-cell">
      <style:table-cell-properties fo:padding="0.097cm" fo:border-left="0.05pt solid #000000" fo:border-right="0.05pt solid #000000" fo:border-top="none" fo:border-bottom="0.05pt solid #000000"/>
    </style:style>
    <style:style style:name="Tabla7.B22" style:family="table-cell">
      <style:table-cell-properties fo:padding="0.097cm" fo:border-left="0.05pt solid #000000" fo:border-right="none" fo:border-top="none" fo:border-bottom="0.05pt solid #000000"/>
    </style:style>
    <style:style style:name="Tabla7.C22" style:family="table-cell">
      <style:table-cell-properties fo:padding="0.097cm" fo:border-left="0.05pt solid #000000" fo:border-right="none" fo:border-top="none" fo:border-bottom="0.05pt solid #000000"/>
    </style:style>
    <style:style style:name="Tabla7.D22"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none" fo:border-top="none" fo:border-bottom="0.05pt solid #000000"/>
    </style:style>
    <style:style style:name="Tabla7.C23" style:family="table-cell">
      <style:table-cell-properties fo:padding="0.097cm" fo:border-left="0.05pt solid #000000" fo:border-right="none" fo:border-top="none" fo:border-bottom="0.05pt solid #000000"/>
    </style:style>
    <style:style style:name="Tabla7.D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none" fo:border-top="none" fo:border-bottom="0.05pt solid #000000"/>
    </style:style>
    <style:style style:name="Tabla7.C24" style:family="table-cell">
      <style:table-cell-properties fo:padding="0.097cm" fo:border-left="0.05pt solid #000000" fo:border-right="none" fo:border-top="none" fo:border-bottom="0.05pt solid #000000"/>
    </style:style>
    <style:style style:name="Tabla7.D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none" fo:border-top="none" fo:border-bottom="0.05pt solid #000000"/>
    </style:style>
    <style:style style:name="Tabla7.C25" style:family="table-cell">
      <style:table-cell-properties fo:padding="0.097cm" fo:border-left="0.05pt solid #000000" fo:border-right="none" fo:border-top="none" fo:border-bottom="0.05pt solid #000000"/>
    </style:style>
    <style:style style:name="Tabla7.D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none" fo:border-top="none" fo:border-bottom="0.05pt solid #000000"/>
    </style:style>
    <style:style style:name="Tabla7.C26" style:family="table-cell">
      <style:table-cell-properties fo:padding="0.097cm" fo:border-left="0.05pt solid #000000" fo:border-right="none" fo:border-top="none" fo:border-bottom="0.05pt solid #000000"/>
    </style:style>
    <style:style style:name="Tabla7.D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none" fo:border-top="none" fo:border-bottom="0.05pt solid #000000"/>
    </style:style>
    <style:style style:name="Tabla7.C27" style:family="table-cell">
      <style:table-cell-properties fo:padding="0.097cm" fo:border-left="0.05pt solid #000000" fo:border-right="none" fo:border-top="none" fo:border-bottom="0.05pt solid #000000"/>
    </style:style>
    <style:style style:name="Tabla7.D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none" fo:border-top="none" fo:border-bottom="0.05pt solid #000000"/>
    </style:style>
    <style:style style:name="Tabla7.C28" style:family="table-cell">
      <style:table-cell-properties fo:padding="0.097cm" fo:border-left="0.05pt solid #000000" fo:border-right="none" fo:border-top="none" fo:border-bottom="0.05pt solid #000000"/>
    </style:style>
    <style:style style:name="Tabla7.D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none" fo:border-top="none" fo:border-bottom="0.05pt solid #000000"/>
    </style:style>
    <style:style style:name="Tabla7.C29" style:family="table-cell">
      <style:table-cell-properties fo:padding="0.097cm" fo:border-left="0.05pt solid #000000" fo:border-right="none" fo:border-top="none" fo:border-bottom="0.05pt solid #000000"/>
    </style:style>
    <style:style style:name="Tabla7.D29" style:family="table-cell">
      <style:table-cell-properties fo:padding="0.097cm" fo:border-left="0.05pt solid #000000" fo:border-right="0.05pt solid #000000" fo:border-top="none" fo:border-bottom="0.05pt solid #000000"/>
    </style:style>
    <style:style style:name="Tabla8" style:family="table">
      <style:table-properties style:width="16.589cm" table:align="margins"/>
    </style:style>
    <style:style style:name="Tabla8.A" style:family="table-column">
      <style:table-column-properties style:column-width="3.748cm" style:rel-column-width="14807*"/>
    </style:style>
    <style:style style:name="Tabla8.B" style:family="table-column">
      <style:table-column-properties style:column-width="12.841cm" style:rel-column-width="50728*"/>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6.589cm" table:align="margins"/>
    </style:style>
    <style:style style:name="Tabla9.A" style:family="table-column">
      <style:table-column-properties style:column-width="3.748cm" style:rel-column-width="14807*"/>
    </style:style>
    <style:style style:name="Tabla9.B" style:family="table-column">
      <style:table-column-properties style:column-width="12.841cm" style:rel-column-width="50728*"/>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style:style>
    <style:style style:name="Tabla10.A" style:family="table-column">
      <style:table-column-properties style:column-width="3.748cm" style:rel-column-width="14807*"/>
    </style:style>
    <style:style style:name="Tabla10.B" style:family="table-column">
      <style:table-column-properties style:column-width="12.841cm" style:rel-column-width="50728*"/>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6.589cm" table:align="margins"/>
    </style:style>
    <style:style style:name="Tabla11.A" style:family="table-column">
      <style:table-column-properties style:column-width="4.498cm" style:rel-column-width="17768*"/>
    </style:style>
    <style:style style:name="Tabla11.B" style:family="table-column">
      <style:table-column-properties style:column-width="12.091cm" style:rel-column-width="47767*"/>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589cm" table:align="margins"/>
    </style:style>
    <style:style style:name="Tabla12.A" style:family="table-column">
      <style:table-column-properties style:column-width="4.498cm" style:rel-column-width="17768*"/>
    </style:style>
    <style:style style:name="Tabla12.B" style:family="table-column">
      <style:table-column-properties style:column-width="12.091cm" style:rel-column-width="47767*"/>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589cm" table:align="margins"/>
    </style:style>
    <style:style style:name="Tabla13.A" style:family="table-column">
      <style:table-column-properties style:column-width="4.498cm" style:rel-column-width="17768*"/>
    </style:style>
    <style:style style:name="Tabla13.B" style:family="table-column">
      <style:table-column-properties style:column-width="12.091cm" style:rel-column-width="47767*"/>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style:style>
    <style:style style:name="Tabla14.A" style:family="table-column">
      <style:table-column-properties style:column-width="4.498cm" style:rel-column-width="17768*"/>
    </style:style>
    <style:style style:name="Tabla14.B" style:family="table-column">
      <style:table-column-properties style:column-width="12.091cm" style:rel-column-width="47767*"/>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e6e6e6"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style:style>
    <style:style style:name="Tabla15.A" style:family="table-column">
      <style:table-column-properties style:column-width="4.498cm" style:rel-column-width="17768*"/>
    </style:style>
    <style:style style:name="Tabla15.B" style:family="table-column">
      <style:table-column-properties style:column-width="12.091cm" style:rel-column-width="47767*"/>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e6e6e6"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style:style>
    <style:style style:name="Tabla16.A" style:family="table-column">
      <style:table-column-properties style:column-width="4.498cm" style:rel-column-width="17768*"/>
    </style:style>
    <style:style style:name="Tabla16.B" style:family="table-column">
      <style:table-column-properties style:column-width="12.091cm" style:rel-column-width="47767*"/>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e6e6e6"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7" style:family="table">
      <style:table-properties style:width="16.589cm" table:align="margins"/>
    </style:style>
    <style:style style:name="Tabla17.A" style:family="table-column">
      <style:table-column-properties style:column-width="4.498cm" style:rel-column-width="17768*"/>
    </style:style>
    <style:style style:name="Tabla17.B" style:family="table-column">
      <style:table-column-properties style:column-width="12.091cm" style:rel-column-width="47767*"/>
    </style:style>
    <style:style style:name="Tabl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e6e6e6"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589cm" table:align="margins"/>
    </style:style>
    <style:style style:name="Tabla18.A" style:family="table-column">
      <style:table-column-properties style:column-width="4.498cm" style:rel-column-width="17768*"/>
    </style:style>
    <style:style style:name="Tabla18.B" style:family="table-column">
      <style:table-column-properties style:column-width="12.091cm" style:rel-column-width="47767*"/>
    </style:style>
    <style:style style:name="Tabl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e6e6e6"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28" style:family="table">
      <style:table-properties style:width="16.589cm" table:align="margins"/>
    </style:style>
    <style:style style:name="Tabla28.A" style:family="table-column">
      <style:table-column-properties style:column-width="4.498cm" style:rel-column-width="17768*"/>
    </style:style>
    <style:style style:name="Tabla28.B" style:family="table-column">
      <style:table-column-properties style:column-width="12.091cm" style:rel-column-width="47767*"/>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e6e6e6"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6.589cm" table:align="margins"/>
    </style:style>
    <style:style style:name="Tabla27.A" style:family="table-column">
      <style:table-column-properties style:column-width="4.187cm" style:rel-column-width="16542*"/>
    </style:style>
    <style:style style:name="Tabla27.B" style:family="table-column">
      <style:table-column-properties style:column-width="12.402cm" style:rel-column-width="48993*"/>
    </style:style>
    <style:style style:name="Tabla27.A1" style:family="table-cell">
      <style:table-cell-properties fo:background-color="#e6e6e6"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2" style:family="paragraph" style:parent-style-name="Table_20_Contents">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Table_20_Contents">
      <style:paragraph-properties fo:text-align="center" style:justify-single-word="false"/>
      <style:text-properties style:font-name="Liberation Sans" fo:font-size="10.5pt" style:font-size-asian="10.5pt" style:font-size-complex="10.5pt"/>
    </style:style>
    <style:style style:name="P5" style:family="paragraph" style:parent-style-name="Table_20_Contents">
      <style:text-properties style:font-name="Liberation Sans" fo:font-weight="bold" style:font-weight-asian="bold" style:font-weight-complex="bold"/>
    </style:style>
    <style:style style:name="P6"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7"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8" style:family="paragraph" style:parent-style-name="Table_20_Contents">
      <style:text-properties style:font-name="Liberation San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iberation Sans"/>
    </style:style>
    <style:style style:name="P10" style:family="paragraph" style:parent-style-name="Table_20_Contents">
      <style:paragraph-properties fo:text-align="center" style:justify-single-word="false"/>
      <style:text-properties style:font-name="Liberation Sans" fo:font-size="12pt" style:font-size-asian="10.5pt" style:font-size-complex="12pt"/>
    </style:style>
    <style:style style:name="P11" style:family="paragraph" style:parent-style-name="Table_20_Contents">
      <style:text-properties style:font-name="Liberation Sans1" style:font-size-asian="10.5pt"/>
    </style:style>
    <style:style style:name="P12" style:family="paragraph" style:parent-style-name="Table_20_Contents">
      <style:paragraph-properties fo:text-align="justify" style:justify-single-word="false"/>
      <style:text-properties style:font-name="Liberation Sans1" style:font-size-asian="10.5pt"/>
    </style:style>
    <style:style style:name="P13" style:family="paragraph" style:parent-style-name="Table_20_Contents">
      <style:paragraph-properties fo:text-align="center" style:justify-single-word="false"/>
      <style:text-properties style:font-name="Liberation Sans1" style:font-size-asian="10.5pt"/>
    </style:style>
    <style:style style:name="P14" style:family="paragraph" style:parent-style-name="Table_20_Contents">
      <style:text-properties style:font-name="Liberation Sans1" fo:font-weight="bold" style:font-size-asian="10.5pt" style:font-weight-asian="bold" style:font-weight-complex="bold"/>
    </style:style>
    <style:style style:name="P15"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17" style:family="paragraph" style:parent-style-name="Header">
      <style:text-properties fo:font-size="2pt" style:font-size-asian="1.75pt" style:font-size-complex="2pt"/>
    </style:style>
    <style:style style:name="P18" style:family="paragraph" style:parent-style-name="Footer">
      <style:paragraph-properties fo:text-align="end" style:justify-single-word="false"/>
      <style:text-properties style:font-name="Liberation Sans" fo:font-size="10.5pt" style:font-size-asian="10.5pt" style:font-size-complex="10.5pt"/>
    </style:style>
    <style:style style:name="P19" style:family="paragraph" style:parent-style-name="Standard">
      <style:paragraph-properties fo:text-align="end" style:justify-single-word="false"/>
      <style:text-properties style:font-name="Liberation Sans"/>
    </style:style>
    <style:style style:name="P20" style:family="paragraph" style:parent-style-name="Standard">
      <style:paragraph-properties fo:text-align="end" style:justify-single-word="false"/>
      <style:text-properties style:font-name="Liberation Sans" fo:font-size="6pt" style:font-size-asian="5.25pt" style:font-size-complex="6pt"/>
    </style:style>
    <style:style style:name="P21" style:family="paragraph" style:parent-style-name="Standard">
      <style:text-properties style:font-name="Liberation Sans" fo:font-size="14pt" fo:font-weight="bold" style:font-size-asian="12.25pt" style:font-weight-asian="bold" style:font-size-complex="14pt" style:font-weight-complex="bold"/>
    </style:style>
    <style:style style:name="P22" style:family="paragraph" style:parent-style-name="Standard">
      <style:text-properties style:font-name="Liberation Sans" fo:font-size="12pt" fo:font-weight="normal" style:font-size-asian="10.5pt" style:font-weight-asian="normal" style:font-size-complex="12pt" style:font-weight-complex="normal"/>
    </style:style>
    <style:style style:name="P23" style:family="paragraph" style:parent-style-name="Text_20_body">
      <style:text-properties style:font-name="Liberation Sans"/>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style:text-underline-style="non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margin-left="0cm" fo:margin-right="0.76cm" fo:text-indent="0cm" style:auto-text-indent="false"/>
    </style:style>
    <style:style style:name="P28"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29" style:family="paragraph" style:parent-style-name="Table_20_Contents">
      <style:paragraph-properties fo:text-align="justify" style:justify-single-word="false" fo:background-color="#e6e6e6">
        <style:background-image/>
      </style:paragraph-properties>
      <style:text-properties style:font-name="Liberation Sans1" fo:font-weight="normal" style:font-size-asian="10.5pt" style:font-weight-asian="normal" style:font-weight-complex="normal"/>
    </style:style>
    <style:style style:name="P30" style:family="paragraph" style:parent-style-name="Contents_20_1">
      <style:paragraph-properties>
        <style:tab-stops>
          <style:tab-stop style:position="16.589cm" style:type="right" style:leader-style="dotted" style:leader-text="."/>
        </style:tab-stops>
      </style:paragraph-properties>
    </style:style>
    <style:style style:name="P31" style:family="paragraph" style:parent-style-name="Contents_20_2">
      <style:paragraph-properties>
        <style:tab-stops>
          <style:tab-stop style:position="16.09cm" style:type="right" style:leader-style="dotted" style:leader-text="."/>
        </style:tab-stops>
      </style:paragraph-properties>
    </style:style>
    <style:style style:name="P32" style:family="paragraph" style:parent-style-name="Contents_20_3">
      <style:paragraph-properties>
        <style:tab-stops>
          <style:tab-stop style:position="15.591cm" style:type="right" style:leader-style="dotted" style:leader-text="."/>
        </style:tab-stops>
      </style:paragraph-properties>
    </style:style>
    <style:style style:name="P33" style:family="paragraph" style:parent-style-name="Standard" style:master-page-name="First_20_Page">
      <style:paragraph-properties style:page-number="auto"/>
    </style:style>
    <style:style style:name="P34" style:family="paragraph" style:parent-style-name="Standard">
      <style:text-properties fo:font-size="14pt" style:font-size-asian="12.25pt" style:font-size-complex="14pt"/>
    </style:style>
    <style:style style:name="P35" style:family="paragraph" style:parent-style-name="Text_20_body" style:list-style-name="L1">
      <style:text-properties style:font-name="Liberation Sans"/>
    </style:style>
    <style:style style:name="P36" style:family="paragraph" style:parent-style-name="Text_20_body" style:list-style-name="L2">
      <style:text-properties style:font-name="Liberation Sans"/>
    </style:style>
    <style:style style:name="P37" style:family="paragraph" style:parent-style-name="Text_20_body" style:list-style-name="L4">
      <style:text-properties style:font-name="Liberation Sans"/>
    </style:style>
    <style:style style:name="P38" style:family="paragraph" style:parent-style-name="Text_20_body" style:list-style-name="L3"/>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text-properties fo:font-weight="normal" style:font-weight-asian="normal"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able_20_Contents">
      <style:paragraph-properties fo:text-align="justify" style:justify-single-word="false"/>
      <style:text-properties style:font-name="Liberation Sans1" style:font-size-asian="10.5pt"/>
    </style:style>
    <style:style style:name="P52" style:family="paragraph" style:parent-style-name="Table_20_Contents" style:list-style-name="L5">
      <style:paragraph-properties fo:text-align="justify" style:justify-single-word="false"/>
      <style:text-properties style:font-name="Liberation Sans1" style:font-size-asian="10.5pt"/>
    </style:style>
    <style:style style:name="P53" style:family="paragraph" style:parent-style-name="Table_20_Contents" style:list-style-name="L6">
      <style:paragraph-properties fo:text-align="justify" style:justify-single-word="false"/>
      <style:text-properties style:font-name="Liberation Sans1" style:font-size-asian="10.5pt"/>
    </style:style>
    <style:style style:name="P54" style:family="paragraph" style:parent-style-name="Table_20_Contents" style:list-style-name="L7">
      <style:paragraph-properties fo:text-align="justify" style:justify-single-word="false"/>
      <style:text-properties style:font-name="Liberation Sans1" style:font-size-asian="10.5pt"/>
    </style:style>
    <style:style style:name="P55" style:family="paragraph" style:parent-style-name="Table_20_Contents" style:list-style-name="L8">
      <style:paragraph-properties fo:text-align="justify" style:justify-single-word="false"/>
      <style:text-properties style:font-name="Liberation Sans1" style:font-size-asian="10.5pt"/>
    </style:style>
    <style:style style:name="P56" style:family="paragraph" style:parent-style-name="Table_20_Contents" style:list-style-name="L9">
      <style:paragraph-properties fo:text-align="justify" style:justify-single-word="false"/>
      <style:text-properties style:font-name="Liberation Sans1" style:font-size-asian="10.5pt"/>
    </style:style>
    <style:style style:name="P57" style:family="paragraph" style:parent-style-name="Table_20_Contents" style:list-style-name="L10">
      <style:paragraph-properties fo:text-align="justify" style:justify-single-word="false"/>
      <style:text-properties style:font-name="Liberation Sans1" style:font-size-asian="10.5pt"/>
    </style:style>
    <style:style style:name="P58"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59" style:family="paragraph" style:parent-style-name="Heading_20_1">
      <style:text-properties style:font-name="Liberation Sans" fo:font-size="14pt" style:font-size-asian="14pt" style:font-size-complex="14pt"/>
    </style:style>
    <style:style style:name="P60" style:family="paragraph" style:parent-style-name="Heading_20_2">
      <style:text-properties style:font-name="Liberation Sans"/>
    </style:style>
    <style:style style:name="T1" style:family="text">
      <style:text-properties fo:font-weight="normal" style:font-weight-asian="normal" style:font-weight-complex="normal"/>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P8">Especificación de Requisitos de Software</text:p>
            <text:p text:style-name="P5"/>
            <text:p text:style-name="P5"/>
            <text:p text:style-name="P7">Proyecto: <text:span text:style-name="T1">Sistema de punto de venta para <text:s text:c="2"/>Xurros Café</text:span></text:p>
            <text:p text:style-name="P5"/>
            <text:p text:style-name="P5"/>
            <text:p text:style-name="P5">Revisión: <text:span text:style-name="T1">1.0</text:span></text:p>
          </table:table-cell>
        </table:table-row>
      </table:table>
      <text:p text:style-name="P20"/>
      <text:p text:style-name="P19">Octubre,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Ficha del Documento</text:p>
      <text:p text:style-name="P2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Fecha</text:p>
          </table:table-cell>
          <table:table-cell table:style-name="Tabla2.A1" office:value-type="string">
            <text:p text:style-name="P6">Revisión</text:p>
          </table:table-cell>
          <table:table-cell table:style-name="Tabla2.A1" office:value-type="string">
            <text:p text:style-name="P6">Autor</text:p>
          </table:table-cell>
          <table:table-cell table:style-name="Tabla2.D1" office:value-type="string">
            <text:p text:style-name="P6">Verificado Profesor Guía</text:p>
          </table:table-cell>
        </table:table-row>
        <table:table-row>
          <table:table-cell table:style-name="Tabla2.A2" office:value-type="string">
            <text:p text:style-name="P9">03/10/2013</text:p>
          </table:table-cell>
          <table:table-cell table:style-name="Tabla2.B2" office:value-type="string">
            <text:p text:style-name="P9">1.0</text:p>
          </table:table-cell>
          <table:table-cell table:style-name="Tabla2.C2" office:value-type="string">
            <text:p text:style-name="P9">Pablo Ruiz</text:p>
            <text:p text:style-name="P9">Christian Peña</text:p>
          </table:table-cell>
          <table:table-cell table:style-name="Tabla2.D2" office:value-type="string">
            <text:p text:style-name="P9">Vicky Latorre</text:p>
            <text:p text:style-name="P9"/>
            <text:p text:style-name="P9"/>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ocumento validado por las partes en fecha:</text:p>
      <text:p text:style-name="P22"/>
      <table:table table:name="Tabla3" table:style-name="Tabla3">
        <table:table-column table:style-name="Tabla3.A"/>
        <table:table-column table:style-name="Tabla3.B"/>
        <table:table-row>
          <table:table-cell table:style-name="Tabla3.A1" office:value-type="string">
            <text:p text:style-name="P10">Por el cliente</text:p>
          </table:table-cell>
          <table:table-cell table:style-name="Tabla3.B1" office:value-type="string">
            <text:p text:style-name="P10">Por equipo desarrollador</text:p>
          </table:table-cell>
        </table:table-row>
        <table:table-row>
          <table:table-cell table:style-name="Tabla3.A2" office:value-type="string">
            <text:p text:style-name="P10"/>
            <text:p text:style-name="P10">Don Gonzalo Valenzuela</text:p>
            <text:p text:style-name="P10">Dueño Xurros Café</text:p>
            <text:p text:style-name="P10"/>
            <text:p text:style-name="P10"/>
            <text:p text:style-name="P10"/>
            <text:p text:style-name="P10"/>
            <text:p text:style-name="P10"/>
          </table:table-cell>
          <table:table-cell table:style-name="Tabla3.B2" office:value-type="string">
            <text:p text:style-name="P10"/>
            <text:p text:style-name="P10">Christian Peña</text:p>
            <text:p text:style-name="P10">Jefe del equipo</text:p>
          </table:table-cell>
        </table:table-row>
      </table:table>
      <text:p text:style-name="P22"/>
      <text:p text:style-name="P22"/>
      <text:p text:style-name="P22"/>
      <text:p text:style-name="P22"/>
      <text:p text:style-name="P22"/>
      <text:p text:style-name="P22"><text:soft-page-break/></text:p>
      <text:table-of-content text:style-name="Sect1" text:protected="true" text:name="Índice de contenido1">
        <text:table-of-content-source text:outline-level="4">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Contenido</text:p>
          </text:index-title>
          <text:p text:style-name="P30"><text:a xlink:type="simple" xlink:href="#__RefHeading__484_58636390" text:style-name="Index_20_Link" text:visited-style-name="Index_20_Link">1 Introducción<text:tab/>4</text:a></text:p>
          <text:p text:style-name="P31"><text:a xlink:type="simple" xlink:href="#__RefHeading__488_58636390" text:style-name="Index_20_Link" text:visited-style-name="Index_20_Link">1.1 Propósito del presente documento.<text:tab/>4</text:a></text:p>
          <text:p text:style-name="P31"><text:a xlink:type="simple" xlink:href="#__RefHeading__490_58636390" text:style-name="Index_20_Link" text:visited-style-name="Index_20_Link">1.2 Alcance<text:tab/>4</text:a></text:p>
          <text:p text:style-name="P31"><text:a xlink:type="simple" xlink:href="#__RefHeading__492_58636390" text:style-name="Index_20_Link" text:visited-style-name="Index_20_Link">1.3 Personal involucrado<text:tab/>5</text:a></text:p>
          <text:p text:style-name="P31"><text:a xlink:type="simple" xlink:href="#__RefHeading__2438_2086654839" text:style-name="Index_20_Link" text:visited-style-name="Index_20_Link">1.4 Resumen<text:tab/>5</text:a></text:p>
          <text:p text:style-name="P30"><text:a xlink:type="simple" xlink:href="#__RefHeading__2440_2086654839" text:style-name="Index_20_Link" text:visited-style-name="Index_20_Link">2 Descripción general<text:tab/>6</text:a></text:p>
          <text:p text:style-name="P31"><text:a xlink:type="simple" xlink:href="#__RefHeading__2451_2086654839" text:style-name="Index_20_Link" text:visited-style-name="Index_20_Link">2.1 Perspectiva del producto<text:tab/>6</text:a></text:p>
          <text:p text:style-name="P31"><text:a xlink:type="simple" xlink:href="#__RefHeading__2453_2086654839" text:style-name="Index_20_Link" text:visited-style-name="Index_20_Link">2.2 Funcionalidad del producto<text:tab/>6</text:a></text:p>
          <text:p text:style-name="P31"><text:a xlink:type="simple" xlink:href="#__RefHeading__3611_2086654839" text:style-name="Index_20_Link" text:visited-style-name="Index_20_Link">2.3 Características de los usuarios<text:tab/>9</text:a></text:p>
          <text:p text:style-name="P31"><text:a xlink:type="simple" xlink:href="#__RefHeading__3613_2086654839" text:style-name="Index_20_Link" text:visited-style-name="Index_20_Link">2.4 Restricciones<text:tab/>10</text:a></text:p>
          <text:p text:style-name="P32"><text:a xlink:type="simple" xlink:href="#__RefHeading__3615_2086654839" text:style-name="Index_20_Link" text:visited-style-name="Index_20_Link">2.4.1 Restricciones técnicas<text:tab/>10</text:a></text:p>
          <text:p text:style-name="P32"><text:a xlink:type="simple" xlink:href="#__RefHeading__3942_2086654839" text:style-name="Index_20_Link" text:visited-style-name="Index_20_Link">2.4.2 Restricciones culturales<text:tab/>10</text:a></text:p>
          <text:p text:style-name="P32"><text:a xlink:type="simple" xlink:href="#__RefHeading__3944_2086654839" text:style-name="Index_20_Link" text:visited-style-name="Index_20_Link">2.4.3 Restricciones políticas<text:tab/>10</text:a></text:p>
          <text:p text:style-name="P32"><text:a xlink:type="simple" xlink:href="#__RefHeading__3946_2086654839" text:style-name="Index_20_Link" text:visited-style-name="Index_20_Link">2.4.4 Suposiciones y dependencias<text:tab/>10</text:a></text:p>
          <text:p text:style-name="P32"><text:a xlink:type="simple" xlink:href="#__RefHeading__3948_2086654839" text:style-name="Index_20_Link" text:visited-style-name="Index_20_Link">2.4.5 Evolución previsible del sistema<text:tab/>11</text:a></text:p>
          <text:p text:style-name="P30"><text:a xlink:type="simple" xlink:href="#__RefHeading__3950_2086654839" text:style-name="Index_20_Link" text:visited-style-name="Index_20_Link">3 Requisitos Específicos<text:tab/>12</text:a></text:p>
          <text:p text:style-name="P31"><text:a xlink:type="simple" xlink:href="#__RefHeading__3382_1106552498" text:style-name="Index_20_Link" text:visited-style-name="Index_20_Link">3.1 Requisitos comunes de las interfaces<text:tab/>14</text:a></text:p>
          <text:p text:style-name="P32"><text:a xlink:type="simple" xlink:href="#__RefHeading__3384_1106552498" text:style-name="Index_20_Link" text:visited-style-name="Index_20_Link">3.1.1 Interfaz de Usuario<text:tab/>14</text:a></text:p>
          <text:p text:style-name="P32"><text:a xlink:type="simple" xlink:href="#__RefHeading__3386_1106552498" text:style-name="Index_20_Link" text:visited-style-name="Index_20_Link">3.1.2 Interfaz de Hardware<text:tab/>14</text:a></text:p>
          <text:p text:style-name="P32"><text:a xlink:type="simple" xlink:href="#__RefHeading__3388_1106552498" text:style-name="Index_20_Link" text:visited-style-name="Index_20_Link">3.1.3 Interfaces de Software<text:tab/>14</text:a></text:p>
          <text:p text:style-name="P32"><text:a xlink:type="simple" xlink:href="#__RefHeading__3390_1106552498" text:style-name="Index_20_Link" text:visited-style-name="Index_20_Link">3.1.4 Interfaces de Comunicación<text:tab/>14</text:a></text:p>
          <text:p text:style-name="P31"><text:a xlink:type="simple" xlink:href="#__RefHeading__4525_1106552498" text:style-name="Index_20_Link" text:visited-style-name="Index_20_Link">3.2 Requisitos funcionales<text:tab/>15</text:a></text:p>
          <text:p text:style-name="P32"><text:a xlink:type="simple" xlink:href="#__RefHeading__4527_1106552498" text:style-name="Index_20_Link" text:visited-style-name="Index_20_Link">3.2.1 Requisito funcional 1<text:tab/>15</text:a></text:p>
          <text:p text:style-name="P32"><text:a xlink:type="simple" xlink:href="#__RefHeading__4529_1106552498" text:style-name="Index_20_Link" text:visited-style-name="Index_20_Link">3.2.2 Requisito funcional 2<text:tab/>16</text:a></text:p>
          <text:p text:style-name="P32"><text:a xlink:type="simple" xlink:href="#__RefHeading__4531_1106552498" text:style-name="Index_20_Link" text:visited-style-name="Index_20_Link">3.2.3 Requisito funcional 3<text:tab/>17</text:a></text:p>
          <text:p text:style-name="P32"><text:a xlink:type="simple" xlink:href="#__RefHeading__4591_1106552498" text:style-name="Index_20_Link" text:visited-style-name="Index_20_Link">3.2.4 Requisito funcional 4<text:tab/>18</text:a></text:p>
          <text:p text:style-name="P32"><text:a xlink:type="simple" xlink:href="#__RefHeading__4593_1106552498" text:style-name="Index_20_Link" text:visited-style-name="Index_20_Link">3.2.5 Requisito funcional 5<text:tab/>19</text:a></text:p>
          <text:p text:style-name="P32"><text:a xlink:type="simple" xlink:href="#__RefHeading__4595_1106552498" text:style-name="Index_20_Link" text:visited-style-name="Index_20_Link">3.2.6 Requisito funcional 6<text:tab/>20</text:a></text:p>
          <text:p text:style-name="P32"><text:a xlink:type="simple" xlink:href="#__RefHeading__4597_1106552498" text:style-name="Index_20_Link" text:visited-style-name="Index_20_Link">3.2.7 Requisito funcional 7<text:tab/>21</text:a></text:p>
          <text:p text:style-name="P32"><text:a xlink:type="simple" xlink:href="#__RefHeading__4599_1106552498" text:style-name="Index_20_Link" text:visited-style-name="Index_20_Link">3.2.8 Requisito funcional 8<text:tab/>22</text:a></text:p>
          <text:p text:style-name="P31"><text:a xlink:type="simple" xlink:href="#__RefHeading__4601_1106552498" text:style-name="Index_20_Link" text:visited-style-name="Index_20_Link">3.3 Requisitos no funcionales<text:tab/>23</text:a></text:p>
          <text:p text:style-name="P32"><text:a xlink:type="simple" xlink:href="#__RefHeading__4603_1106552498" text:style-name="Index_20_Link" text:visited-style-name="Index_20_Link">3.3.1 Requisitos de rendimiento<text:tab/>23</text:a></text:p>
          <text:p text:style-name="P32"><text:a xlink:type="simple" xlink:href="#__RefHeading__4605_1106552498" text:style-name="Index_20_Link" text:visited-style-name="Index_20_Link">3.3.2 Seguridad<text:tab/>23</text:a></text:p>
          <text:p text:style-name="P32"><text:a xlink:type="simple" xlink:href="#__RefHeading__4607_1106552498" text:style-name="Index_20_Link" text:visited-style-name="Index_20_Link">3.3.3 Fiabilidad<text:tab/>23</text:a></text:p>
          <text:p text:style-name="P32"><text:a xlink:type="simple" xlink:href="#__RefHeading__4609_1106552498" text:style-name="Index_20_Link" text:visited-style-name="Index_20_Link">3.3.4 Disponibilidad<text:tab/>23</text:a></text:p>
          <text:p text:style-name="P32"><text:a xlink:type="simple" xlink:href="#__RefHeading__4611_1106552498" text:style-name="Index_20_Link" text:visited-style-name="Index_20_Link">3.3.5 Mantenibilidad<text:tab/>23</text:a></text:p>
          <text:p text:style-name="P32"><text:a xlink:type="simple" xlink:href="#__RefHeading__4613_1106552498" text:style-name="Index_20_Link" text:visited-style-name="Index_20_Link">3.3.6 Portabilidad<text:tab/>23</text:a></text:p>
        </text:index-body>
      </text:table-of-content>
      <text:p text:style-name="P22"/>
      <text:h text:style-name="P59" text:outline-level="1"><text:bookmark-start text:name="__RefHeading__484_58636390"/><text:soft-page-break/><text:s/>Introducción<text:bookmark-end text:name="__RefHeading__484_58636390"/></text:h>
      <text:p text:style-name="P24"><text:span text:style-name="T2">El presente documento corresponde a una Especificación de Requisitos de Software (ERS) para el sistema de gestión de restaurante para Xurros Café. Esta especificación se ha estructurado basándose en las directrices dadas por el estándar IEEE </text:span><text:span text:style-name="T3">Práctica Recomendada para Especificaciones de Requisitos de Software</text:span><text:span text:style-name="T2"> ANSI/IEEE 830, 1998. </text:span></text:p>
      <text:h text:style-name="P60" text:outline-level="2"><text:bookmark-start text:name="__RefHeading__488_58636390"/><text:s/>Propósito del presente documento.<text:bookmark-end text:name="__RefHeading__488_58636390"/></text:h>
      <text:p text:style-name="P23">Una fase importante en el proceso de desarrollo para cualquier software es el levantamiento de requerimientos; a través de él, se permite entender mejor el problema, organizando y estructurando la información que el cliente ha brindado, se pueden identificar las necesidades del negocio, los objetivos de la aplicación y los usuarios tendrán interacción con ella.</text:p>
      <text:p text:style-name="P23">Este documento pretende orientar el trabajo inicial del desarrollo de un producto de software, dando las descripciones preliminares de la aplicación, considerando algunos detalles de las secciones claves que la identifican.</text:p>
      <text:p text:style-name="P23">Este documento esta dirigido a todas aquellas personas interesadas en el proyecto, principalmente a Xurros Café y al Instituto de Educación Superior DUOC UC.</text:p>
      <text:h text:style-name="P60" text:outline-level="2"><text:bookmark-start text:name="__RefHeading__490_58636390"/><text:s/>Alcance<text:bookmark-end text:name="__RefHeading__490_58636390"/></text:h>
      <text:p text:style-name="Text_20_body"><text:span text:style-name="T2">El producto de este proyecto a desarrollar se identificará con el nombre “</text:span><text:bookmark-start text:name="__DdeLink__2449_2086654839"/><text:span text:style-name="T2">Sistema de gestión de restaurante (XURROS-TPV)</text:span><text:bookmark-end text:name="__DdeLink__2449_2086654839"/><text:span text:style-name="T2">”.</text:span></text:p>
      <text:p text:style-name="P23">XURROS-TPV, se caracterizará por ser un software de escritorio liviano orientado a pantallas táctiles y de uso intuitivo. El proyecto incluye lo siguiente:</text:p>
      <text:list xml:id="list17886100121" text:style-name="L1">
        <text:list-item>
          <text:p text:style-name="P35">Extensión del software Openbravo POS para cumplir todas las funcionalidades especificadas en este documento.</text:p>
        </text:list-item>
        <text:list-item>
          <text:p text:style-name="P35">Migración del catálogo de productos del sistema actual al sistema nuevo.</text:p>
        </text:list-item>
      </text:list>
      <text:p text:style-name="P23">El proyecto <text:span text:style-name="T4">no</text:span> incluye lo siguiente:</text:p>
      <text:list xml:id="list466530830" text:style-name="L2">
        <text:list-item>
          <text:p text:style-name="P36">Instalación de sistemas operativos en los equipos.</text:p>
        </text:list-item>
        <text:list-item>
          <text:p text:style-name="P36">Edición y creación de contenidos.</text:p>
        </text:list-item>
        <text:list-item>
          <text:p text:style-name="P36">Producción de material gráfico y/o retoque fotográfico.</text:p>
        </text:list-item>
        <text:list-item>
          <text:p text:style-name="P36">Capacitación a los usuarios finales.</text:p>
        </text:list-item>
        <text:list-item>
          <text:p text:style-name="P36">Implementación presencial del software.</text:p>
        </text:list-item>
      </text:list>
      <text:p text:style-name="P23"/>
      <text:h text:style-name="P60" text:outline-level="2"><text:bookmark-start text:name="__RefHeading__492_58636390"/><text:soft-page-break/><text:s/>Personal involucrado<text:bookmark-end text:name="__RefHeading__492_58636390"/></text:h>
      <table:table table:name="Tabla4" table:style-name="Tabla4">
        <table:table-column table:style-name="Tabla4.A"/>
        <table:table-column table:style-name="Tabla4.B"/>
        <table:table-row>
          <table:table-cell table:style-name="Tabla4.A1" office:value-type="string">
            <text:p text:style-name="P14">Nombre</text:p>
          </table:table-cell>
          <table:table-cell table:style-name="Tabla4.B1" office:value-type="string">
            <text:p text:style-name="P11">Christian Peña</text:p>
          </table:table-cell>
        </table:table-row>
        <table:table-row>
          <table:table-cell table:style-name="Tabla4.A2" office:value-type="string">
            <text:p text:style-name="P14">Rol</text:p>
          </table:table-cell>
          <table:table-cell table:style-name="Tabla4.B2" office:value-type="string">
            <text:p text:style-name="P11">Analista, diseñador y programador</text:p>
          </table:table-cell>
        </table:table-row>
        <table:table-row>
          <table:table-cell table:style-name="Tabla4.A2" office:value-type="string">
            <text:p text:style-name="P14">Categoría Profesional</text:p>
          </table:table-cell>
          <table:table-cell table:style-name="Tabla4.B3" office:value-type="string">
            <text:p text:style-name="P11">Estudiante Ingeniería Informática</text:p>
          </table:table-cell>
        </table:table-row>
        <table:table-row>
          <table:table-cell table:style-name="Tabla4.A2" office:value-type="string">
            <text:p text:style-name="P14">Responsabilidades</text:p>
          </table:table-cell>
          <table:table-cell table:style-name="Tabla4.B4" office:value-type="string">
            <text:p text:style-name="P11">Toma de requerimientos, análisis del negocio, diseño y codificación, pruebas y documentación.</text:p>
          </table:table-cell>
        </table:table-row>
        <table:table-row>
          <table:table-cell table:style-name="Tabla4.A2" office:value-type="string">
            <text:p text:style-name="P14">Información de contacto</text:p>
          </table:table-cell>
          <table:table-cell table:style-name="Tabla4.B5" office:value-type="string">
            <text:p text:style-name="P11">ch.pena@alumnos.duoc.cl</text:p>
          </table:table-cell>
        </table:table-row>
      </table:table>
      <text:p text:style-name="P23"/>
      <table:table table:name="Tabla5" table:style-name="Tabla5">
        <table:table-column table:style-name="Tabla5.A"/>
        <table:table-column table:style-name="Tabla5.B"/>
        <table:table-row>
          <table:table-cell table:style-name="Tabla5.A1" office:value-type="string">
            <text:p text:style-name="P14">Nombre</text:p>
          </table:table-cell>
          <table:table-cell table:style-name="Tabla5.B1" office:value-type="string">
            <text:p text:style-name="P11">Pablo Ruiz</text:p>
          </table:table-cell>
        </table:table-row>
        <table:table-row>
          <table:table-cell table:style-name="Tabla5.A2" office:value-type="string">
            <text:p text:style-name="P14">Rol</text:p>
          </table:table-cell>
          <table:table-cell table:style-name="Tabla5.B2" office:value-type="string">
            <text:p text:style-name="P11">Documentación y programación</text:p>
          </table:table-cell>
        </table:table-row>
        <table:table-row>
          <table:table-cell table:style-name="Tabla5.A2" office:value-type="string">
            <text:p text:style-name="P14">Categoría Profesional</text:p>
          </table:table-cell>
          <table:table-cell table:style-name="Tabla5.B3" office:value-type="string">
            <text:p text:style-name="P11">Estudiante Ingeniería Informática</text:p>
          </table:table-cell>
        </table:table-row>
        <table:table-row>
          <table:table-cell table:style-name="Tabla5.A2" office:value-type="string">
            <text:p text:style-name="P14">Responsabilidades</text:p>
          </table:table-cell>
          <table:table-cell table:style-name="Tabla5.B4" office:value-type="string">
            <text:p text:style-name="P11">Diseño, codificación, pruebas y documentación.</text:p>
          </table:table-cell>
        </table:table-row>
        <table:table-row>
          <table:table-cell table:style-name="Tabla5.A2" office:value-type="string">
            <text:p text:style-name="P14">Información de contacto</text:p>
          </table:table-cell>
          <table:table-cell table:style-name="Tabla5.B5" office:value-type="string">
            <text:p text:style-name="P11">pab.ruiz@alumnos.duoc.cl</text:p>
          </table:table-cell>
        </table:table-row>
      </table:table>
      <text:p text:style-name="Standard"/>
      <text:h text:style-name="Heading_20_2" text:outline-level="2"><text:bookmark-start text:name="__RefHeading__2438_2086654839"/><text:s/>Resumen<text:bookmark-end text:name="__RefHeading__2438_2086654839"/></text:h>
      <text:p text:style-name="Text_20_body">En la sección dos “2” de este documento se refleja una descripción del producto de software, presentando sus características generales. Esta información se ha organizado de acuerdo a la siguiente estructura:</text:p>
      <text:list xml:id="list2121057928" text:style-name="L3">
        <text:list-item>
          <text:p text:style-name="P38">Perspectiva del producto</text:p>
        </text:list-item>
        <text:list-item>
          <text:p text:style-name="P38">Funcionalidad del producto</text:p>
        </text:list-item>
        <text:list-item>
          <text:p text:style-name="P38">Características de los usuarios</text:p>
        </text:list-item>
        <text:list-item>
          <text:p text:style-name="P38">Restricciones</text:p>
        </text:list-item>
        <text:list-item>
          <text:p text:style-name="P38">Suposiciones y dependencias</text:p>
        </text:list-item>
        <text:list-item>
          <text:p text:style-name="P38">Evolución previsible del sistema</text:p>
        </text:list-item>
      </text:list>
      <text:p text:style-name="Text_20_body">En la sección tres “3”, detallan los requerimientos del sistema. Los requerimientos se estructuran en funcionales y no funcionales.</text:p>
      <text:p text:style-name="Text_20_body"/>
      <text:p text:style-name="Text_20_body"/>
      <text:p text:style-name="Text_20_body"/>
      <text:h text:style-name="Heading_20_1" text:outline-level="1"><text:bookmark-start text:name="__RefHeading__2440_2086654839"/><text:soft-page-break/><text:s/>Descripción general<text:bookmark-end text:name="__RefHeading__2440_2086654839"/></text:h>
      <text:h text:style-name="Heading_20_2" text:outline-level="2"><text:bookmark-start text:name="__RefHeading__2451_2086654839"/><text:s/>Perspectiva del producto<text:bookmark-end text:name="__RefHeading__2451_2086654839"/></text:h>
      <text:p text:style-name="Text_20_body">Debido a que el presente software pretende reemplazar el software existente a la fecha, el <text:span text:style-name="T2">Sistema de Gestión de Restaurante (XURROS-TPV) es un sistema independiente, ya que será el único de la organización cliente -Xurros Café-; por tal motivo no se hace necesario establecer relación con otros sistemas.</text:span></text:p>
      <text:p text:style-name="P23">Es oportuno aclarar que, pese a que existe actualmente una base de datos operando con el catálogo de productos, el proyecto contempla la migración del catálogo al nuevo sistema de base de datos.</text:p>
      <text:h text:style-name="P60" text:outline-level="2"><text:bookmark-start text:name="__RefHeading__2453_2086654839"/><text:s/>Funcionalidad del producto<text:bookmark-end text:name="__RefHeading__2453_2086654839"/></text:h>
      <text:p text:style-name="P23">El Sistema de Gestión de Restaurante (XURROS-TPV), está enmarcado para cumplir con las siguientes funciones:</text:p>
      <text:list xml:id="list1834710238" text:style-name="L4">
        <text:list-item>
          <text:p text:style-name="P37">Ingreso de comandas, permitirá a través elegir productos a través de un catálogo <text:s/>virtual desplegado en la pantalla de ventas.</text:p>
        </text:list-item>
        <text:list-item>
          <text:p text:style-name="P37">Cobro de comanda, permitirá efectuar la cobranza de una comanda a través de los siguientes medios de pago: efectivo, tarjeta de crédito, tarjeta de débito, cheque de restaurante Sodexo y cheques bancarios.</text:p>
        </text:list-item>
        <text:list-item>
          <text:p text:style-name="P37">Asignación de mesas, permitirá realizar el cambio de la comanda asignada a una mesa hacia otra mesa.</text:p>
        </text:list-item>
        <text:list-item>
          <text:p text:style-name="P37">Cierre de caja, permitirá cerrar la caja cuando ya un cajero termine un turno.</text:p>
        </text:list-item>
        <text:list-item>
          <text:p text:style-name="P37">Reservar mesa, permitirá reservar una mesa.</text:p>
        </text:list-item>
        <text:list-item>
          <text:p text:style-name="P37">Editar ventas, permitirá modificar los ítem de una venta no efectuada.</text:p>
        </text:list-item>
        <text:list-item>
          <text:p text:style-name="P37">Visualizar cierres de caja, permitirá visualizar los cierres de caja de un cierto periodo de tiempo.</text:p>
        </text:list-item>
        <text:list-item>
          <text:p text:style-name="P37">Gestionar movimientos de caja, permitirá ingresar gastos o ingresos. Tales como el pago de facturas, reembolsos, etc.</text:p>
        </text:list-item>
        <text:list-item>
          <text:p text:style-name="P37">Gestión de clientes, permitirá crear, modificar y eliminar clientes.</text:p>
        </text:list-item>
        <text:list-item>
          <text:p text:style-name="P37">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37">Gestión de productos, permitirá crear, modificar y eliminar productos a nivel general. Para posteriormente actualizar los catálogos los locales uno a uno.</text:p>
          <text:p text:style-name="P37"/>
        </text:list-item>
        <text:list-item>
          <text:p text:style-name="P37"><text:soft-page-break/>Generación de reportes de ventas, inventario y empleados. Permitirá la obtención de información mediante a reportes correspondientes a las ventas, el inventario y los empleados.</text:p>
        </text:list-item>
        <text:list-item>
          <text:p text:style-name="P37">Gestión de usuarios. Permitirá crear, modificar y eliminar usuarios del sistema. A los cuales se les deberá agregar un rol, administrador, cajero o garzón.</text:p>
        </text:list-item>
        <text:list-item>
          <text:p text:style-name="P37">Gestión de roles. Permitirá crear, modificar y eliminar roles. Agregar o quitar privilegios a los roles.</text:p>
        </text:list-item>
        <text:list-item>
          <text:p text:style-name="P37">Gestión de recursos. Permitirá modificar aspectos generales de la organización, como el logo en las boletas, el formato.</text:p>
        </text:list-item>
        <text:list-item>
          <text:p text:style-name="P37">Gestión de plantas. Permitirá agregar, modificar y eliminar plantas a cada local.</text:p>
        </text:list-item>
        <text:list-item>
          <text:p text:style-name="P37">Gestión de locales. Permitirá agregar, modificar y eliminar locales al sistema.</text:p>
        </text:list-item>
        <text:list-item>
          <text:p text:style-name="P37">Gestión de mesas. Permitirá agregar, modificar y eliminar mesas de cada planta del local.</text:p>
        </text:list-item>
        <text:list-item>
          <text:p text:style-name="P37">Cambiar clave. Permitirá cambiar clave a los usuarios.</text:p>
        </text:list-item>
        <text:list-item>
          <text:p text:style-name="P37">Configuración. Permitirá funciones claves del uso del sistema, como la conexión a la base de datos, la configuración de las impresoras.</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omo es un sistema que tiene roles claves, estas funcionalidades estarán organizadas de la siguiente manera:</text:p>
      <text:p text:style-name="P23"/>
      <table:table table:name="Tabla7" table:style-name="Tabla7">
        <table:table-column table:style-name="Tabla7.A"/>
        <table:table-column table:style-name="Tabla7.B" table:number-columns-repeated="2"/>
        <table:table-column table:style-name="Tabla7.D"/>
        <text:soft-page-break/>
        <table:table-row>
          <table:table-cell table:style-name="Tabla7.A1" office:value-type="string">
            <text:p text:style-name="P12"><text:s text:c="7"/>Privilegio <text:s text:c="8"/>\ <text:s text:c="9"/>Rol</text:p>
          </table:table-cell>
          <table:table-cell table:style-name="Tabla7.A1" office:value-type="string">
            <text:p text:style-name="P13">Administrador</text:p>
          </table:table-cell>
          <table:table-cell table:style-name="Tabla7.A1" office:value-type="string">
            <text:p text:style-name="P13">Cajero</text:p>
          </table:table-cell>
          <table:table-cell table:style-name="Tabla7.D1" office:value-type="string">
            <text:p text:style-name="P13">Garzón</text:p>
          </table:table-cell>
        </table:table-row>
        <table:table-row>
          <table:table-cell table:style-name="Tabla7.A2" office:value-type="string">
            <text:p text:style-name="P12">Ingreso de comandas</text:p>
          </table:table-cell>
          <table:table-cell table:style-name="Tabla7.B28" office:value-type="string">
            <text:p text:style-name="P16"></text:p>
          </table:table-cell>
          <table:table-cell table:style-name="Tabla7.C28" office:value-type="string">
            <text:p text:style-name="P16"></text:p>
          </table:table-cell>
          <table:table-cell table:style-name="Tabla7.D2" office:value-type="string">
            <text:p text:style-name="P16"></text:p>
          </table:table-cell>
        </table:table-row>
        <table:table-row>
          <table:table-cell table:style-name="Tabla7.A2" office:value-type="string">
            <text:p text:style-name="P12">Asignación de mesas</text:p>
          </table:table-cell>
          <table:table-cell table:style-name="Tabla7.B28" office:value-type="string">
            <text:p text:style-name="P16"></text:p>
          </table:table-cell>
          <table:table-cell table:style-name="Tabla7.C28" office:value-type="string">
            <text:p text:style-name="P16"></text:p>
          </table:table-cell>
          <table:table-cell table:style-name="Tabla7.D3" office:value-type="string">
            <text:p text:style-name="P16"></text:p>
          </table:table-cell>
        </table:table-row>
        <table:table-row>
          <table:table-cell table:style-name="Tabla7.A2" office:value-type="string">
            <text:p text:style-name="P12">Cobro de comandas</text:p>
          </table:table-cell>
          <table:table-cell table:style-name="Tabla7.B28" office:value-type="string">
            <text:p text:style-name="P16"></text:p>
          </table:table-cell>
          <table:table-cell table:style-name="Tabla7.C28" office:value-type="string">
            <text:p text:style-name="P16"></text:p>
          </table:table-cell>
          <table:table-cell table:style-name="Tabla7.D4" office:value-type="string">
            <text:p text:style-name="P16"></text:p>
          </table:table-cell>
        </table:table-row>
        <table:table-row>
          <table:table-cell table:style-name="Tabla7.A2" office:value-type="string">
            <text:p text:style-name="P12">Cierre de caja</text:p>
          </table:table-cell>
          <table:table-cell table:style-name="Tabla7.B28" office:value-type="string">
            <text:p text:style-name="P16"></text:p>
          </table:table-cell>
          <table:table-cell table:style-name="Tabla7.C28" office:value-type="string">
            <text:p text:style-name="P16"></text:p>
          </table:table-cell>
          <table:table-cell table:style-name="Tabla7.D5" office:value-type="string">
            <text:p text:style-name="P16"></text:p>
          </table:table-cell>
        </table:table-row>
        <table:table-row>
          <table:table-cell table:style-name="Tabla7.A2" office:value-type="string">
            <text:p text:style-name="P12">Reservar mesa</text:p>
          </table:table-cell>
          <table:table-cell table:style-name="Tabla7.B28" office:value-type="string">
            <text:p text:style-name="P16"></text:p>
          </table:table-cell>
          <table:table-cell table:style-name="Tabla7.C28" office:value-type="string">
            <text:p text:style-name="P16"></text:p>
          </table:table-cell>
          <table:table-cell table:style-name="Tabla7.D6" office:value-type="string">
            <text:p text:style-name="P16"></text:p>
          </table:table-cell>
        </table:table-row>
        <table:table-row>
          <table:table-cell table:style-name="Tabla7.A2" office:value-type="string">
            <text:p text:style-name="P12">Gestión de clientes</text:p>
          </table:table-cell>
          <table:table-cell table:style-name="Tabla7.B28" office:value-type="string">
            <text:p text:style-name="P16"></text:p>
          </table:table-cell>
          <table:table-cell table:style-name="Tabla7.C28" office:value-type="string">
            <text:p text:style-name="P16"></text:p>
          </table:table-cell>
          <table:table-cell table:style-name="Tabla7.D7" office:value-type="string">
            <text:p text:style-name="P16"></text:p>
          </table:table-cell>
        </table:table-row>
        <table:table-row>
          <table:table-cell table:style-name="Tabla7.A2" office:value-type="string">
            <text:p text:style-name="P12">Gestionar movimientos de caja</text:p>
          </table:table-cell>
          <table:table-cell table:style-name="Tabla7.B28" office:value-type="string">
            <text:p text:style-name="P16"></text:p>
          </table:table-cell>
          <table:table-cell table:style-name="Tabla7.C28" office:value-type="string">
            <text:p text:style-name="P16"></text:p>
          </table:table-cell>
          <table:table-cell table:style-name="Tabla7.D8" office:value-type="string">
            <text:p text:style-name="P16"></text:p>
          </table:table-cell>
        </table:table-row>
        <table:table-row>
          <table:table-cell table:style-name="Tabla7.A2" office:value-type="string">
            <text:p text:style-name="P12">Editar ventas</text:p>
          </table:table-cell>
          <table:table-cell table:style-name="Tabla7.B28" office:value-type="string">
            <text:p text:style-name="P16"></text:p>
          </table:table-cell>
          <table:table-cell table:style-name="Tabla7.C28" office:value-type="string">
            <text:p text:style-name="P16"></text:p>
          </table:table-cell>
          <table:table-cell table:style-name="Tabla7.D9" office:value-type="string">
            <text:p text:style-name="P16"></text:p>
          </table:table-cell>
        </table:table-row>
        <table:table-row>
          <table:table-cell table:style-name="Tabla7.A2" office:value-type="string">
            <text:p text:style-name="P12">Visualizar cierres de caja</text:p>
          </table:table-cell>
          <table:table-cell table:style-name="Tabla7.B28" office:value-type="string">
            <text:p text:style-name="P16"></text:p>
          </table:table-cell>
          <table:table-cell table:style-name="Tabla7.C28" office:value-type="string">
            <text:p text:style-name="P16"></text:p>
          </table:table-cell>
          <table:table-cell table:style-name="Tabla7.D10" office:value-type="string">
            <text:p text:style-name="P16"></text:p>
          </table:table-cell>
        </table:table-row>
        <table:table-row>
          <table:table-cell table:style-name="Tabla7.A2" office:value-type="string">
            <text:p text:style-name="P12">Gestión de inventario</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composicione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Productos por almacén</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impuesto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descuento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grupos de tarifa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unidades de medida</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Materia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Movimientos de existencias</text:p>
          </table:table-cell>
          <table:table-cell table:style-name="Tabla7.B28" office:value-type="string">
            <text:p text:style-name="P16"></text:p>
          </table:table-cell>
          <table:table-cell table:style-name="Tabla7.C28" office:value-type="string">
            <text:p text:style-name="P16"></text:p>
          </table:table-cell>
          <table:table-cell table:style-name="Tabla7.D19" office:value-type="string">
            <text:p text:style-name="P16"></text:p>
          </table:table-cell>
        </table:table-row>
        <table:table-row>
          <table:table-cell table:style-name="Tabla7.A2" office:value-type="string">
            <text:p text:style-name="P12">Gestión de productos</text:p>
          </table:table-cell>
          <table:table-cell table:style-name="Tabla7.B28" office:value-type="string">
            <text:p text:style-name="P16"></text:p>
          </table:table-cell>
          <table:table-cell table:style-name="Tabla7.C28" office:value-type="string">
            <text:p text:style-name="P16"><text:bookmark-start text:name="__DdeLink__2789_1830764385"/><text:bookmark-end text:name="__DdeLink__2789_1830764385"/></text:p>
          </table:table-cell>
          <table:table-cell table:style-name="Tabla7.D20" office:value-type="string">
            <text:p text:style-name="P16"></text:p>
          </table:table-cell>
        </table:table-row>
        <table:table-row>
          <table:table-cell table:style-name="Tabla7.A2" office:value-type="string">
            <text:p text:style-name="P12">Gestión de reportes</text:p>
          </table:table-cell>
          <table:table-cell table:style-name="Tabla7.B28" office:value-type="string">
            <text:p text:style-name="P16"></text:p>
          </table:table-cell>
          <table:table-cell table:style-name="Tabla7.C28" office:value-type="string">
            <text:p text:style-name="P16"></text:p>
          </table:table-cell>
          <table:table-cell table:style-name="Tabla7.D21" office:value-type="string">
            <text:p text:style-name="P16"></text:p>
          </table:table-cell>
        </table:table-row>
        <table:table-row>
          <table:table-cell table:style-name="Tabla7.A2" office:value-type="string">
            <text:p text:style-name="P12">Gestión de usuarios</text:p>
          </table:table-cell>
          <table:table-cell table:style-name="Tabla7.B28" office:value-type="string">
            <text:p text:style-name="P16"></text:p>
          </table:table-cell>
          <table:table-cell table:style-name="Tabla7.C28" office:value-type="string">
            <text:p text:style-name="P16"></text:p>
          </table:table-cell>
          <table:table-cell table:style-name="Tabla7.D22" office:value-type="string">
            <text:p text:style-name="P16"></text:p>
          </table:table-cell>
        </table:table-row>
        <table:table-row>
          <table:table-cell table:style-name="Tabla7.A2" office:value-type="string">
            <text:p text:style-name="P12">Gestión de roles</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Gestión de recursos</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Gestión de mesas</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Gestión de plantas</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Gestión de locales</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Configuraciones del software</text:p>
          </table:table-cell>
          <table:table-cell table:style-name="Tabla7.B28" office:value-type="string">
            <text:p text:style-name="P16"></text:p>
          </table:table-cell>
          <table:table-cell table:style-name="Tabla7.C28" office:value-type="string">
            <text:p text:style-name="P16"></text:p>
          </table:table-cell>
          <table:table-cell table:style-name="Tabla7.D28" office:value-type="string">
            <text:p text:style-name="P16"></text:p>
          </table:table-cell>
        </table:table-row>
        <table:table-row>
          <table:table-cell table:style-name="Tabla7.A2" office:value-type="string">
            <text:p text:style-name="P12">Cambiar clave</text:p>
          </table:table-cell>
          <table:table-cell table:style-name="Tabla7.B29" office:value-type="string">
            <text:p text:style-name="P16"></text:p>
          </table:table-cell>
          <table:table-cell table:style-name="Tabla7.C29" office:value-type="string">
            <text:p text:style-name="P16"></text:p>
          </table:table-cell>
          <table:table-cell table:style-name="Tabla7.D29" office:value-type="string">
            <text:p text:style-name="P16"></text:p>
          </table:table-cell>
        </table:table-row>
      </table:table>
      <text:h text:style-name="P60" text:outline-level="2"><text:bookmark-start text:name="__RefHeading__3611_2086654839"/><text:soft-page-break/><text:s/>Características de los usuarios<text:bookmark-end text:name="__RefHeading__3611_2086654839"/></text:h>
      <table:table table:name="Tabla8" table:style-name="Tabla8">
        <table:table-column table:style-name="Tabla8.A"/>
        <table:table-column table:style-name="Tabla8.B"/>
        <table:table-row>
          <table:table-cell table:style-name="Tabla8.A1" office:value-type="string">
            <text:p text:style-name="P12">Tipo de usuario</text:p>
          </table:table-cell>
          <table:table-cell table:style-name="Tabla8.B1" office:value-type="string">
            <text:p text:style-name="P12">Garzón</text:p>
          </table:table-cell>
        </table:table-row>
        <table:table-row>
          <table:table-cell table:style-name="Tabla8.A2" office:value-type="string">
            <text:p text:style-name="P12">Formación</text:p>
          </table:table-cell>
          <table:table-cell table:style-name="Tabla8.B2" office:value-type="string">
            <text:p text:style-name="P12">Educación Media Completa</text:p>
          </table:table-cell>
        </table:table-row>
        <table:table-row>
          <table:table-cell table:style-name="Tabla8.A2" office:value-type="string">
            <text:p text:style-name="P12">Habilidades</text:p>
          </table:table-cell>
          <table:table-cell table:style-name="Tabla8.B3" office:value-type="string">
            <text:list xml:id="list413272358" text:style-name="L5">
              <text:list-item>
                <text:p text:style-name="P52">Habilidades interpersonales para relacionarse con la gente.</text:p>
              </text:list-item>
            </text:list>
          </table:table-cell>
        </table:table-row>
        <table:table-row>
          <table:table-cell table:style-name="Tabla8.A2" office:value-type="string">
            <text:p text:style-name="P12">Actividades</text:p>
          </table:table-cell>
          <table:table-cell table:style-name="Tabla8.B4" office:value-type="string">
            <text:list xml:id="list589224938" text:style-name="L6">
              <text:list-item>
                <text:p text:style-name="P53">Tomar pedidos</text:p>
              </text:list-item>
              <text:list-item>
                <text:p text:style-name="P53">Llevar pedidos a la mesa</text:p>
              </text:list-item>
              <text:list-item>
                <text:p text:style-name="P53">Mediar el pago entre el cliente y el cajero</text:p>
              </text:list-item>
            </text:list>
          </table:table-cell>
        </table:table-row>
      </table:table>
      <text:p text:style-name="P23"/>
      <table:table table:name="Tabla9" table:style-name="Tabla9">
        <table:table-column table:style-name="Tabla9.A"/>
        <table:table-column table:style-name="Tabla9.B"/>
        <table:table-row>
          <table:table-cell table:style-name="Tabla9.A1" office:value-type="string">
            <text:p text:style-name="P12">Tipo de usuario</text:p>
          </table:table-cell>
          <table:table-cell table:style-name="Tabla9.B1" office:value-type="string">
            <text:p text:style-name="P12">Cajero</text:p>
          </table:table-cell>
        </table:table-row>
        <table:table-row>
          <table:table-cell table:style-name="Tabla9.A2" office:value-type="string">
            <text:p text:style-name="P12">Formación</text:p>
          </table:table-cell>
          <table:table-cell table:style-name="Tabla9.B2" office:value-type="string">
            <text:p text:style-name="P12">Educación Media Completa</text:p>
          </table:table-cell>
        </table:table-row>
        <table:table-row>
          <table:table-cell table:style-name="Tabla9.A2" office:value-type="string">
            <text:p text:style-name="P12">Habilidades</text:p>
          </table:table-cell>
          <table:table-cell table:style-name="Tabla9.B3" office:value-type="string">
            <text:list xml:id="list600039486" text:style-name="L7">
              <text:list-item>
                <text:p text:style-name="P54">Habilidades interpersonales para relacionarse con la gente.</text:p>
              </text:list-item>
            </text:list>
          </table:table-cell>
        </table:table-row>
        <table:table-row>
          <table:table-cell table:style-name="Tabla9.A2" office:value-type="string">
            <text:p text:style-name="P12">Actividades</text:p>
          </table:table-cell>
          <table:table-cell table:style-name="Tabla9.B4" office:value-type="string">
            <text:list xml:id="list1676306876" text:style-name="L8">
              <text:list-item>
                <text:p text:style-name="P55">Ingreso de comandas</text:p>
              </text:list-item>
              <text:list-item>
                <text:p text:style-name="P55">Cobro de comandas</text:p>
              </text:list-item>
              <text:list-item>
                <text:p text:style-name="P55">Cierre de caja</text:p>
              </text:list-item>
              <text:list-item>
                <text:p text:style-name="P55">Atender público</text:p>
              </text:list-item>
            </text:list>
          </table:table-cell>
        </table:table-row>
      </table:table>
      <text:p text:style-name="P34"/>
      <table:table table:name="Tabla10" table:style-name="Tabla10">
        <table:table-column table:style-name="Tabla10.A"/>
        <table:table-column table:style-name="Tabla10.B"/>
        <table:table-row>
          <table:table-cell table:style-name="Tabla10.A1" office:value-type="string">
            <text:p text:style-name="P12">Tipo de usuario</text:p>
          </table:table-cell>
          <table:table-cell table:style-name="Tabla10.B1" office:value-type="string">
            <text:p text:style-name="P12">Administrador</text:p>
          </table:table-cell>
        </table:table-row>
        <table:table-row>
          <table:table-cell table:style-name="Tabla10.A2" office:value-type="string">
            <text:p text:style-name="P12">Formación</text:p>
          </table:table-cell>
          <table:table-cell table:style-name="Tabla10.B2" office:value-type="string">
            <text:p text:style-name="P12">Educación Media Completa</text:p>
          </table:table-cell>
        </table:table-row>
        <table:table-row>
          <table:table-cell table:style-name="Tabla10.A2" office:value-type="string">
            <text:p text:style-name="P12">Habilidades</text:p>
          </table:table-cell>
          <table:table-cell table:style-name="Tabla10.B3" office:value-type="string">
            <text:list xml:id="list914697881" text:style-name="L9">
              <text:list-item>
                <text:p text:style-name="P56">Habilidades de gestión</text:p>
              </text:list-item>
            </text:list>
          </table:table-cell>
        </table:table-row>
        <table:table-row>
          <table:table-cell table:style-name="Tabla10.A2" office:value-type="string">
            <text:p text:style-name="P12">Actividades</text:p>
          </table:table-cell>
          <table:table-cell table:style-name="Tabla10.B4" office:value-type="string">
            <text:list xml:id="list291775926" text:style-name="L10">
              <text:list-item>
                <text:p text:style-name="P57">Gestionar inventario</text:p>
              </text:list-item>
              <text:list-item>
                <text:p text:style-name="P57">Gestionar productos</text:p>
              </text:list-item>
              <text:list-item>
                <text:p text:style-name="P57">Gestionar usuarios</text:p>
              </text:list-item>
              <text:list-item>
                <text:p text:style-name="P57">Gestionar clientes</text:p>
              </text:list-item>
              <text:list-item>
                <text:p text:style-name="P57">Gestionar local (mesas, planta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613_2086654839"/><text:soft-page-break/><text:s/>Restricciones<text:bookmark-end text:name="__RefHeading__3613_2086654839"/></text:h>
      <text:h text:style-name="Heading_20_3" text:outline-level="3"><text:bookmark-start text:name="__RefHeading__3615_2086654839"/><text:s/>Restricciones técnicas<text:bookmark-end text:name="__RefHeading__3615_2086654839"/></text:h>
      <text:p text:style-name="Text_20_body">La interfaz de usuario debe estar diseñada de tal manera que posibilite la ejecución del software cómodamente en pantallas táctiles de un tamaño mínimo de 13,3” utilizables a una resolución mínima de 1024x768.</text:p>
      <text:p text:style-name="Text_20_body">Los equipos deben tener un sistema operativo compatible con Java, los cuales pueden ser Microsoft Windows, Mac OS X o GNU/Linux, preferentemente Debian Squeeze.</text:p>
      <text:p text:style-name="Text_20_body">Cada local debe poseer un dispositivo router para establecer comunicación entre el equipo del garzón y el equipo del cajero.</text:p>
      <text:p text:style-name="Text_20_body">Cada local debe poseer al menos una impresora térmica para la impresión de las comandas, y al menos una impresora térmica fiscal para la emisión de boletas.</text:p>
      <text:h text:style-name="Heading_20_3" text:outline-level="3"><text:bookmark-start text:name="__RefHeading__3942_2086654839"/><text:s/>Restricciones culturales<text:bookmark-end text:name="__RefHeading__3942_2086654839"/></text:h>
      <text:p text:style-name="Text_20_body">Los usuarios deben ser personas con nociones básicas sobre computación, deseablemente conocer software de puntos de ventas para restaurantes. Deben tener funciones motoras acorde al uso de pantallas táctiles.</text:p>
      <text:h text:style-name="Heading_20_3" text:outline-level="3"><text:bookmark-start text:name="__RefHeading__3944_2086654839"/><text:s/>Restricciones políticas<text:bookmark-end text:name="__RefHeading__3944_2086654839"/></text:h>
      <text:p text:style-name="Text_20_body">Las instrucciones enviadas a la impresora fiscal deben ser las exigidas por el SII, al igual que el formato de las boletas emitidas. Este punto es crítico debido a que el no cumplimiento de ello significaría la prohibición de funcionar del sistema.</text:p>
      <text:h text:style-name="Heading_20_3" text:outline-level="3"><text:bookmark-start text:name="__RefHeading__3946_2086654839"/><text:s/>Suposiciones y dependencias<text:bookmark-end text:name="__RefHeading__3946_2086654839"/></text:h>
      <text:p text:style-name="P27">Los factores que pudieran afectar los requerimientos del sistema son:</text:p>
      <text:list xml:id="list1662693503" text:style-name="L11">
        <text:list-item>
          <text:p text:style-name="P39">Utilización de un sistema diferente al propuesto (Debian Squeeze), esto es a que los equipos contemplados tienen bajo rendimiento. Si se desea utilizar otro sistema operativo, debe tener requisitos de hardware similares.</text:p>
        </text:list-item>
        <text:list-item>
          <text:p text:style-name="P39">Agregar nuevos requerimientos a las ya definidas anteriormente.</text:p>
        </text:list-item>
        <text:list-item>
          <text:p text:style-name="P39">Modificación de los procesos de negocio.</text:p>
        </text:list-item>
      </text:list>
      <text:p text:style-name="Text_20_body"/>
      <text:p text:style-name="Text_20_body"/>
      <text:p text:style-name="Text_20_body"/>
      <text:h text:style-name="Heading_20_3" text:outline-level="3"><text:bookmark-start text:name="__RefHeading__3948_2086654839"/><text:soft-page-break/><text:s/>Evolución previsible del sistema<text:bookmark-end text:name="__RefHeading__3948_2086654839"/></text:h>
      <text:p text:style-name="Text_20_body">El sistema se puede extender para integrar los siguientes módulos:</text:p>
      <text:list xml:id="list75471636" text:style-name="L12">
        <text:list-item>
          <text:p text:style-name="P40">Gestión de recursos humanos. Módulo que permita la administración de liquidaciones de sueldos, aguinaldos, finiquitos, entre otros.</text:p>
        </text:list-item>
        <text:list-item>
          <text:p text:style-name="P40">Gestión de promociones. Módulo que permita crear promociones para propensar la fidelización de clientes.</text:p>
        </text:list-item>
        <text:list-item>
          <text:p text:style-name="P40">Gestión de proveedores. Módulo que lleve el registro de las facturas a pagar y todos los movimientos contables.</text:p>
        </text:list-item>
        <text:list-item>
          <text:p text:style-name="P40">Sistema de garzón para tablet. Integración a dispositivo móvil que permita al garzón realizar las mismas actividades, pero en un mayor rang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950_2086654839"/><text:soft-page-break/><text:s/>Requisitos Específicos<text:bookmark-end text:name="__RefHeading__3950_2086654839"/></text:h>
      <table:table table:name="Tabla11" table:style-name="Tabla11">
        <table:table-column table:style-name="Tabla11.A"/>
        <table:table-column table:style-name="Tabla11.B"/>
        <table:table-row>
          <table:table-cell table:style-name="Tabla11.A1" office:value-type="string">
            <text:p text:style-name="P12">Número de requisito</text:p>
          </table:table-cell>
          <table:table-cell table:style-name="Tabla11.B1" office:value-type="string">
            <text:p text:style-name="P12">RF01</text:p>
          </table:table-cell>
        </table:table-row>
        <table:table-row>
          <table:table-cell table:style-name="Tabla11.A2" office:value-type="string">
            <text:p text:style-name="P12">Nombre de requisito</text:p>
          </table:table-cell>
          <table:table-cell table:style-name="Tabla11.B2" office:value-type="string">
            <text:p text:style-name="P12">Sincronización entre equipos de cajero y garzón</text:p>
          </table:table-cell>
        </table:table-row>
        <table:table-row>
          <table:table-cell table:style-name="Tabla11.A2" office:value-type="string">
            <text:p text:style-name="P12">Tipo</text:p>
          </table:table-cell>
          <table:table-cell table:style-name="Tabla11.B3" office:value-type="string">
            <text:p text:style-name="P12"><draw:custom-shape text:anchor-type="paragraph" draw:z-index="25" draw:style-name="gr1" svg:width="0.442cm" svg:height="0.442cm" svg:x="0.025cm" svg:y="0.005cm"><text:p/><draw:enhanced-geometry svg:viewBox="0 0 21600 21600" draw:type="rectangle" draw:enhanced-path="M 0 0 L 21600 0 21600 21600 0 21600 0 0 Z N"/></draw:custom-shape><draw:custom-shape text:anchor-type="paragraph" draw:z-index="26"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1.A2" office:value-type="string">
            <text:p text:style-name="P12">Fuente del requisito</text:p>
          </table:table-cell>
          <table:table-cell table:style-name="Tabla11.B4" office:value-type="string">
            <text:p text:style-name="P12">Área de atención a público, para que no se sobrescriban las comandas.</text:p>
          </table:table-cell>
        </table:table-row>
        <table:table-row>
          <table:table-cell table:style-name="Tabla11.A2" office:value-type="string">
            <text:p text:style-name="P12">Prioridad del requisito</text:p>
          </table:table-cell>
          <table:table-cell table:style-name="Tabla11.B5" office:value-type="string">
            <text:p text:style-name="P12"><draw:custom-shape text:anchor-type="paragraph" draw:z-index="27" draw:style-name="gr1" svg:width="0.442cm" svg:height="0.442cm" svg:x="0.025cm" svg:y="0.005cm"><text:p/><draw:enhanced-geometry svg:viewBox="0 0 21600 21600" draw:type="rectangle" draw:enhanced-path="M 0 0 L 21600 0 21600 21600 0 21600 0 0 Z N"/></draw:custom-shape><draw:custom-shape text:anchor-type="paragraph" draw:z-index="28" draw:style-name="gr2" svg:width="0.442cm" svg:height="0.442cm" svg:x="4.025cm" svg:y="0.005cm"><text:p/><draw:enhanced-geometry svg:viewBox="0 0 21600 21600" draw:type="rectangle" draw:enhanced-path="M 0 0 L 21600 0 21600 21600 0 21600 0 0 Z N"/></draw:custom-shape><draw:custom-shape text:anchor-type="paragraph" draw:z-index="29"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P25"/>
      <text:p text:style-name="P25"/>
      <table:table table:name="Tabla12" table:style-name="Tabla12">
        <table:table-column table:style-name="Tabla12.A"/>
        <table:table-column table:style-name="Tabla12.B"/>
        <table:table-row>
          <table:table-cell table:style-name="Tabla12.A1" office:value-type="string">
            <text:p text:style-name="P12">Número de requisito</text:p>
          </table:table-cell>
          <table:table-cell table:style-name="Tabla12.B1" office:value-type="string">
            <text:p text:style-name="P12">RF02</text:p>
          </table:table-cell>
        </table:table-row>
        <table:table-row>
          <table:table-cell table:style-name="Tabla12.A2" office:value-type="string">
            <text:p text:style-name="P12">Nombre de requisito</text:p>
          </table:table-cell>
          <table:table-cell table:style-name="Tabla12.B2" office:value-type="string">
            <text:p text:style-name="P12">Integración de impresora fiscal</text:p>
          </table:table-cell>
        </table:table-row>
        <table:table-row>
          <table:table-cell table:style-name="Tabla12.A2" office:value-type="string">
            <text:p text:style-name="P12">Tipo</text:p>
          </table:table-cell>
          <table:table-cell table:style-name="Tabla12.B3" office:value-type="string">
            <text:p text:style-name="P12"><draw:custom-shape text:anchor-type="paragraph" draw:z-index="30" draw:style-name="gr1" svg:width="0.442cm" svg:height="0.442cm" svg:x="0.025cm" svg:y="0.005cm"><text:p/><draw:enhanced-geometry svg:viewBox="0 0 21600 21600" draw:type="rectangle" draw:enhanced-path="M 0 0 L 21600 0 21600 21600 0 21600 0 0 Z N"/></draw:custom-shape><draw:custom-shape text:anchor-type="paragraph" draw:z-index="31"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2.A2" office:value-type="string">
            <text:p text:style-name="P12">Fuente del requisito</text:p>
          </table:table-cell>
          <table:table-cell table:style-name="Tabla12.B4" office:value-type="string">
            <text:p text:style-name="P12">Cajero, integración entre el sistema y el sistema fiscal del SII.</text:p>
          </table:table-cell>
        </table:table-row>
        <table:table-row>
          <table:table-cell table:style-name="Tabla12.A2" office:value-type="string">
            <text:p text:style-name="P12">Prioridad del requisito</text:p>
          </table:table-cell>
          <table:table-cell table:style-name="Tabla12.B5" office:value-type="string">
            <text:p text:style-name="P12"><draw:custom-shape text:anchor-type="paragraph" draw:z-index="32" draw:style-name="gr1" svg:width="0.442cm" svg:height="0.442cm" svg:x="0.025cm" svg:y="0.005cm"><text:p/><draw:enhanced-geometry svg:viewBox="0 0 21600 21600" draw:type="rectangle" draw:enhanced-path="M 0 0 L 21600 0 21600 21600 0 21600 0 0 Z N"/></draw:custom-shape><draw:custom-shape text:anchor-type="paragraph" draw:z-index="33" draw:style-name="gr2" svg:width="0.442cm" svg:height="0.442cm" svg:x="4.025cm" svg:y="0.005cm"><text:p/><draw:enhanced-geometry svg:viewBox="0 0 21600 21600" draw:type="rectangle" draw:enhanced-path="M 0 0 L 21600 0 21600 21600 0 21600 0 0 Z N"/></draw:custom-shape><draw:custom-shape text:anchor-type="paragraph" draw:z-index="34"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2">Número de requisito</text:p>
          </table:table-cell>
          <table:table-cell table:style-name="Tabla13.B1" office:value-type="string">
            <text:p text:style-name="P12">RF03</text:p>
          </table:table-cell>
        </table:table-row>
        <table:table-row>
          <table:table-cell table:style-name="Tabla13.A2" office:value-type="string">
            <text:p text:style-name="P12">Nombre de requisito</text:p>
          </table:table-cell>
          <table:table-cell table:style-name="Tabla13.B2" office:value-type="string">
            <text:p text:style-name="P12">Gestión centralizada del catálogo de precios</text:p>
          </table:table-cell>
        </table:table-row>
        <table:table-row>
          <table:table-cell table:style-name="Tabla13.A2" office:value-type="string">
            <text:p text:style-name="P12">Tipo</text:p>
          </table:table-cell>
          <table:table-cell table:style-name="Tabla13.B3" office:value-type="string">
            <text:p text:style-name="P12"><draw:custom-shape text:anchor-type="paragraph" draw:z-index="35" draw:style-name="gr1" svg:width="0.442cm" svg:height="0.442cm" svg:x="0.025cm" svg:y="0.005cm"><text:p/><draw:enhanced-geometry svg:viewBox="0 0 21600 21600" draw:type="rectangle" draw:enhanced-path="M 0 0 L 21600 0 21600 21600 0 21600 0 0 Z N"/></draw:custom-shape><draw:custom-shape text:anchor-type="paragraph" draw:z-index="36"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3.A2" office:value-type="string">
            <text:p text:style-name="P12">Fuente del requisito</text:p>
          </table:table-cell>
          <table:table-cell table:style-name="Tabla13.B4" office:value-type="string">
            <text:p text:style-name="P12">Administración, actualización centralizada de los catálogos.</text:p>
          </table:table-cell>
        </table:table-row>
        <table:table-row>
          <table:table-cell table:style-name="Tabla13.A2" office:value-type="string">
            <text:p text:style-name="P12">Prioridad del requisito</text:p>
          </table:table-cell>
          <table:table-cell table:style-name="Tabla13.B5" office:value-type="string">
            <text:p text:style-name="P12"><draw:custom-shape text:anchor-type="paragraph" draw:z-index="37" draw:style-name="gr1" svg:width="0.442cm" svg:height="0.442cm" svg:x="0.025cm" svg:y="0.005cm"><text:p/><draw:enhanced-geometry svg:viewBox="0 0 21600 21600" draw:type="rectangle" draw:enhanced-path="M 0 0 L 21600 0 21600 21600 0 21600 0 0 Z N"/></draw:custom-shape><draw:custom-shape text:anchor-type="paragraph" draw:z-index="38" draw:style-name="gr2" svg:width="0.442cm" svg:height="0.442cm" svg:x="4.025cm" svg:y="0.005cm"><text:p/><draw:enhanced-geometry svg:viewBox="0 0 21600 21600" draw:type="rectangle" draw:enhanced-path="M 0 0 L 21600 0 21600 21600 0 21600 0 0 Z N"/></draw:custom-shape><draw:custom-shape text:anchor-type="paragraph" draw:z-index="39"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4" table:style-name="Tabla14">
        <table:table-column table:style-name="Tabla14.A"/>
        <table:table-column table:style-name="Tabla14.B"/>
        <table:table-row>
          <table:table-cell table:style-name="Tabla14.A1" office:value-type="string">
            <text:p text:style-name="P12">Número de requisito</text:p>
          </table:table-cell>
          <table:table-cell table:style-name="Tabla14.B1" office:value-type="string">
            <text:p text:style-name="P12">RF04</text:p>
          </table:table-cell>
        </table:table-row>
        <table:table-row>
          <table:table-cell table:style-name="Tabla14.A2" office:value-type="string">
            <text:p text:style-name="P12">Nombre de requisito</text:p>
          </table:table-cell>
          <table:table-cell table:style-name="Tabla14.B2" office:value-type="string">
            <text:p text:style-name="P12">Envío de comandas al área de producción.</text:p>
          </table:table-cell>
        </table:table-row>
        <table:table-row>
          <table:table-cell table:style-name="Tabla14.A2" office:value-type="string">
            <text:p text:style-name="P12">Tipo</text:p>
          </table:table-cell>
          <table:table-cell table:style-name="Tabla14.B3" office:value-type="string">
            <text:p text:style-name="P12"><draw:custom-shape text:anchor-type="paragraph" draw:z-index="40" draw:style-name="gr1" svg:width="0.442cm" svg:height="0.442cm" svg:x="0.025cm" svg:y="0.005cm"><text:p/><draw:enhanced-geometry svg:viewBox="0 0 21600 21600" draw:type="rectangle" draw:enhanced-path="M 0 0 L 21600 0 21600 21600 0 21600 0 0 Z N"/></draw:custom-shape><draw:custom-shape text:anchor-type="paragraph" draw:z-index="41"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4.A2" office:value-type="string">
            <text:p text:style-name="P12">Fuente del requisito</text:p>
          </table:table-cell>
          <table:table-cell table:style-name="Tabla14.B4" office:value-type="string">
            <text:p text:style-name="P12">Área producción, comunicación entre área de atención a público y área de producción</text:p>
          </table:table-cell>
        </table:table-row>
        <table:table-row>
          <table:table-cell table:style-name="Tabla14.A2" office:value-type="string">
            <text:p text:style-name="P12">Prioridad del requisito</text:p>
          </table:table-cell>
          <table:table-cell table:style-name="Tabla14.B5" office:value-type="string">
            <text:p text:style-name="P12"><draw:custom-shape text:anchor-type="paragraph" draw:z-index="42" draw:style-name="gr2" svg:width="0.442cm" svg:height="0.442cm" svg:x="0.025cm" svg:y="0.005cm"><text:p/><draw:enhanced-geometry svg:viewBox="0 0 21600 21600" draw:type="rectangle" draw:enhanced-path="M 0 0 L 21600 0 21600 21600 0 21600 0 0 Z N"/></draw:custom-shape><draw:custom-shape text:anchor-type="paragraph" draw:z-index="43" draw:style-name="gr1" svg:width="0.442cm" svg:height="0.442cm" svg:x="4.025cm" svg:y="0.005cm"><text:p/><draw:enhanced-geometry svg:viewBox="0 0 21600 21600" draw:type="rectangle" draw:enhanced-path="M 0 0 L 21600 0 21600 21600 0 21600 0 0 Z N"/></draw:custom-shape><draw:custom-shape text:anchor-type="paragraph" draw:z-index="44"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able:table table:name="Tabla15" table:style-name="Tabla15">
        <table:table-column table:style-name="Tabla15.A"/>
        <table:table-column table:style-name="Tabla15.B"/>
        <text:soft-page-break/>
        <table:table-row>
          <table:table-cell table:style-name="Tabla15.A1" office:value-type="string">
            <text:p text:style-name="P12">Número de requisito</text:p>
          </table:table-cell>
          <table:table-cell table:style-name="Tabla15.B1" office:value-type="string">
            <text:p text:style-name="P12">RF05</text:p>
          </table:table-cell>
        </table:table-row>
        <table:table-row>
          <table:table-cell table:style-name="Tabla15.A2" office:value-type="string">
            <text:p text:style-name="P12">Nombre de requisito</text:p>
          </table:table-cell>
          <table:table-cell table:style-name="Tabla15.B2" office:value-type="string">
            <text:p text:style-name="P12">Creación de roles y definición de privilegios</text:p>
          </table:table-cell>
        </table:table-row>
        <table:table-row>
          <table:table-cell table:style-name="Tabla15.A2" office:value-type="string">
            <text:p text:style-name="P12">Tipo</text:p>
          </table:table-cell>
          <table:table-cell table:style-name="Tabla15.B3" office:value-type="string">
            <text:p text:style-name="P12"><draw:custom-shape text:anchor-type="paragraph" draw:z-index="45" draw:style-name="gr1" svg:width="0.442cm" svg:height="0.442cm" svg:x="0.025cm" svg:y="0.005cm"><text:p/><draw:enhanced-geometry svg:viewBox="0 0 21600 21600" draw:type="rectangle" draw:enhanced-path="M 0 0 L 21600 0 21600 21600 0 21600 0 0 Z N"/></draw:custom-shape><draw:custom-shape text:anchor-type="paragraph" draw:z-index="46"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5.A2" office:value-type="string">
            <text:p text:style-name="P12">Fuente del requisito</text:p>
          </table:table-cell>
          <table:table-cell table:style-name="Tabla15.B4" office:value-type="string">
            <text:p text:style-name="P12">Todo el sistema, creación del rol cajero y garzón, definición de <text:s/>los roles y privilegios para los empleados.</text:p>
          </table:table-cell>
        </table:table-row>
        <table:table-row>
          <table:table-cell table:style-name="Tabla15.A2" office:value-type="string">
            <text:p text:style-name="P12">Prioridad del requisito</text:p>
          </table:table-cell>
          <table:table-cell table:style-name="Tabla15.B5" office:value-type="string">
            <text:p text:style-name="P12"><draw:custom-shape text:anchor-type="paragraph" draw:z-index="47" draw:style-name="gr2" svg:width="0.442cm" svg:height="0.442cm" svg:x="0.025cm" svg:y="0.005cm"><text:p/><draw:enhanced-geometry svg:viewBox="0 0 21600 21600" draw:type="rectangle" draw:enhanced-path="M 0 0 L 21600 0 21600 21600 0 21600 0 0 Z N"/></draw:custom-shape><draw:custom-shape text:anchor-type="paragraph" draw:z-index="48" draw:style-name="gr1" svg:width="0.442cm" svg:height="0.442cm" svg:x="4.025cm" svg:y="0.005cm"><text:p/><draw:enhanced-geometry svg:viewBox="0 0 21600 21600" draw:type="rectangle" draw:enhanced-path="M 0 0 L 21600 0 21600 21600 0 21600 0 0 Z N"/></draw:custom-shape><draw:custom-shape text:anchor-type="paragraph" draw:z-index="49"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2">Número de requisito</text:p>
          </table:table-cell>
          <table:table-cell table:style-name="Tabla16.B1" office:value-type="string">
            <text:p text:style-name="P12">RF06</text:p>
          </table:table-cell>
        </table:table-row>
        <table:table-row>
          <table:table-cell table:style-name="Tabla16.A2" office:value-type="string">
            <text:p text:style-name="P12">Nombre de requisito</text:p>
          </table:table-cell>
          <table:table-cell table:style-name="Tabla16.B2" office:value-type="string">
            <text:p text:style-name="P12">Optimización de productos compuestos</text:p>
          </table:table-cell>
        </table:table-row>
        <table:table-row>
          <table:table-cell table:style-name="Tabla16.A2" office:value-type="string">
            <text:p text:style-name="P12">Tipo</text:p>
          </table:table-cell>
          <table:table-cell table:style-name="Tabla16.B3" office:value-type="string">
            <text:p text:style-name="P12"><draw:custom-shape text:anchor-type="paragraph" draw:z-index="50" draw:style-name="gr1" svg:width="0.442cm" svg:height="0.442cm" svg:x="0.025cm" svg:y="0.005cm"><text:p/><draw:enhanced-geometry svg:viewBox="0 0 21600 21600" draw:type="rectangle" draw:enhanced-path="M 0 0 L 21600 0 21600 21600 0 21600 0 0 Z N"/></draw:custom-shape><draw:custom-shape text:anchor-type="paragraph" draw:z-index="51"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6.A2" office:value-type="string">
            <text:p text:style-name="P12">Fuente del requisito</text:p>
          </table:table-cell>
          <table:table-cell table:style-name="Tabla16.B4" office:value-type="string">
            <text:p text:style-name="P12">Administración, optimización del módulo de composiciones de los productos del software.</text:p>
          </table:table-cell>
        </table:table-row>
        <table:table-row>
          <table:table-cell table:style-name="Tabla16.A2" office:value-type="string">
            <text:p text:style-name="P12">Prioridad del requisito</text:p>
          </table:table-cell>
          <table:table-cell table:style-name="Tabla16.B5" office:value-type="string">
            <text:p text:style-name="P12"><draw:custom-shape text:anchor-type="paragraph" draw:z-index="52" draw:style-name="gr1" svg:width="0.442cm" svg:height="0.442cm" svg:x="0.025cm" svg:y="0.005cm"><text:p/><draw:enhanced-geometry svg:viewBox="0 0 21600 21600" draw:type="rectangle" draw:enhanced-path="M 0 0 L 21600 0 21600 21600 0 21600 0 0 Z N"/></draw:custom-shape><draw:custom-shape text:anchor-type="paragraph" draw:z-index="53" draw:style-name="gr2" svg:width="0.442cm" svg:height="0.442cm" svg:x="4.025cm" svg:y="0.005cm"><text:p/><draw:enhanced-geometry svg:viewBox="0 0 21600 21600" draw:type="rectangle" draw:enhanced-path="M 0 0 L 21600 0 21600 21600 0 21600 0 0 Z N"/></draw:custom-shape><draw:custom-shape text:anchor-type="paragraph" draw:z-index="54"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2">Número de requisito</text:p>
          </table:table-cell>
          <table:table-cell table:style-name="Tabla17.B1" office:value-type="string">
            <text:p text:style-name="P12">RF07</text:p>
          </table:table-cell>
        </table:table-row>
        <table:table-row>
          <table:table-cell table:style-name="Tabla17.A2" office:value-type="string">
            <text:p text:style-name="P12">Nombre de requisito</text:p>
          </table:table-cell>
          <table:table-cell table:style-name="Tabla17.B2" office:value-type="string">
            <text:p text:style-name="P12">Habilitar la opción de cobro por los siguientes medios de pago: efectivo, tarjeta de crédito, tarjeta de débito, cheque de restaurante y cheque bancario.</text:p>
          </table:table-cell>
        </table:table-row>
        <table:table-row>
          <table:table-cell table:style-name="Tabla17.A2" office:value-type="string">
            <text:p text:style-name="P12">Tipo</text:p>
          </table:table-cell>
          <table:table-cell table:style-name="Tabla17.B3" office:value-type="string">
            <text:p text:style-name="P12"><draw:custom-shape text:anchor-type="paragraph" draw:z-index="55" draw:style-name="gr1" svg:width="0.442cm" svg:height="0.442cm" svg:x="0.025cm" svg:y="0.005cm"><text:p/><draw:enhanced-geometry svg:viewBox="0 0 21600 21600" draw:type="rectangle" draw:enhanced-path="M 0 0 L 21600 0 21600 21600 0 21600 0 0 Z N"/></draw:custom-shape><draw:custom-shape text:anchor-type="paragraph" draw:z-index="56"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7.A2" office:value-type="string">
            <text:p text:style-name="P12">Fuente del requisito</text:p>
          </table:table-cell>
          <table:table-cell table:style-name="Tabla17.B4" office:value-type="string">
            <text:p text:style-name="P12">Cajero</text:p>
          </table:table-cell>
        </table:table-row>
        <table:table-row>
          <table:table-cell table:style-name="Tabla17.A2" office:value-type="string">
            <text:p text:style-name="P12">Prioridad del requisito</text:p>
          </table:table-cell>
          <table:table-cell table:style-name="Tabla17.B5" office:value-type="string">
            <text:p text:style-name="P12"><draw:custom-shape text:anchor-type="paragraph" draw:z-index="57" draw:style-name="gr1" svg:width="0.442cm" svg:height="0.442cm" svg:x="0.025cm" svg:y="0.005cm"><text:p/><draw:enhanced-geometry svg:viewBox="0 0 21600 21600" draw:type="rectangle" draw:enhanced-path="M 0 0 L 21600 0 21600 21600 0 21600 0 0 Z N"/></draw:custom-shape><draw:custom-shape text:anchor-type="paragraph" draw:z-index="58" draw:style-name="gr2" svg:width="0.442cm" svg:height="0.442cm" svg:x="4.025cm" svg:y="0.005cm"><text:p/><draw:enhanced-geometry svg:viewBox="0 0 21600 21600" draw:type="rectangle" draw:enhanced-path="M 0 0 L 21600 0 21600 21600 0 21600 0 0 Z N"/></draw:custom-shape><draw:custom-shape text:anchor-type="paragraph" draw:z-index="59"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8" table:style-name="Tabla18">
        <table:table-column table:style-name="Tabla18.A"/>
        <table:table-column table:style-name="Tabla18.B"/>
        <table:table-row>
          <table:table-cell table:style-name="Tabla18.A1" office:value-type="string">
            <text:p text:style-name="P12">Número de requisito</text:p>
          </table:table-cell>
          <table:table-cell table:style-name="Tabla18.B1" office:value-type="string">
            <text:p text:style-name="P12">RF08</text:p>
          </table:table-cell>
        </table:table-row>
        <table:table-row>
          <table:table-cell table:style-name="Tabla18.A2" office:value-type="string">
            <text:p text:style-name="P12">Nombre de requisito</text:p>
          </table:table-cell>
          <table:table-cell table:style-name="Tabla18.B2" office:value-type="string">
            <text:p text:style-name="P12">Editar comandas</text:p>
          </table:table-cell>
        </table:table-row>
        <table:table-row>
          <table:table-cell table:style-name="Tabla18.A2" office:value-type="string">
            <text:p text:style-name="P12">Tipo</text:p>
          </table:table-cell>
          <table:table-cell table:style-name="Tabla18.B3" office:value-type="string">
            <text:p text:style-name="P12"><draw:custom-shape text:anchor-type="paragraph" draw:z-index="60" draw:style-name="gr1" svg:width="0.442cm" svg:height="0.442cm" svg:x="0.025cm" svg:y="0.005cm"><text:p/><draw:enhanced-geometry svg:viewBox="0 0 21600 21600" draw:type="rectangle" draw:enhanced-path="M 0 0 L 21600 0 21600 21600 0 21600 0 0 Z N"/></draw:custom-shape><draw:custom-shape text:anchor-type="paragraph" draw:z-index="61"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8.A2" office:value-type="string">
            <text:p text:style-name="P12">Fuente del requisito</text:p>
          </table:table-cell>
          <table:table-cell table:style-name="Tabla18.B4" office:value-type="string">
            <text:p text:style-name="P12">Área atención a clientes, permite la modificación de las comandas que estén en curso, antes de cobrarse.</text:p>
          </table:table-cell>
        </table:table-row>
        <table:table-row>
          <table:table-cell table:style-name="Tabla18.A2" office:value-type="string">
            <text:p text:style-name="P12">Prioridad del requisito</text:p>
          </table:table-cell>
          <table:table-cell table:style-name="Tabla18.B5" office:value-type="string">
            <text:p text:style-name="P12"><draw:custom-shape text:anchor-type="paragraph" draw:z-index="62" draw:style-name="gr1" svg:width="0.442cm" svg:height="0.442cm" svg:x="0.025cm" svg:y="0.005cm"><text:p/><draw:enhanced-geometry svg:viewBox="0 0 21600 21600" draw:type="rectangle" draw:enhanced-path="M 0 0 L 21600 0 21600 21600 0 21600 0 0 Z N"/></draw:custom-shape><draw:custom-shape text:anchor-type="paragraph" draw:z-index="63" draw:style-name="gr2" svg:width="0.442cm" svg:height="0.442cm" svg:x="4.025cm" svg:y="0.005cm"><text:p/><draw:enhanced-geometry svg:viewBox="0 0 21600 21600" draw:type="rectangle" draw:enhanced-path="M 0 0 L 21600 0 21600 21600 0 21600 0 0 Z N"/></draw:custom-shape><draw:custom-shape text:anchor-type="paragraph" draw:z-index="64"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p text:style-name="Standard"><text:soft-page-break/></text:p>
      <table:table table:name="Tabla28" table:style-name="Tabla28">
        <table:table-column table:style-name="Tabla28.A"/>
        <table:table-column table:style-name="Tabla28.B"/>
        <table:table-row>
          <table:table-cell table:style-name="Tabla28.A1" office:value-type="string">
            <text:p text:style-name="P12">Número de requisito</text:p>
          </table:table-cell>
          <table:table-cell table:style-name="Tabla28.B1" office:value-type="string">
            <text:p text:style-name="P12">RF09</text:p>
          </table:table-cell>
        </table:table-row>
        <table:table-row>
          <table:table-cell table:style-name="Tabla28.A2" office:value-type="string">
            <text:p text:style-name="P12">Nombre de requisito</text:p>
          </table:table-cell>
          <table:table-cell table:style-name="Tabla28.B2" office:value-type="string">
            <text:p text:style-name="P29">Habilitar uso de composiciones de un mismo producto</text:p>
          </table:table-cell>
        </table:table-row>
        <table:table-row>
          <table:table-cell table:style-name="Tabla28.A2" office:value-type="string">
            <text:p text:style-name="P12">Tipo</text:p>
          </table:table-cell>
          <table:table-cell table:style-name="Tabla28.B3" office:value-type="string">
            <text:p text:style-name="P12"><draw:custom-shape text:anchor-type="paragraph" draw:z-index="65" draw:style-name="gr1" svg:width="0.442cm" svg:height="0.442cm" svg:x="0.025cm" svg:y="0.005cm"><text:p/><draw:enhanced-geometry svg:viewBox="0 0 21600 21600" draw:type="rectangle" draw:enhanced-path="M 0 0 L 21600 0 21600 21600 0 21600 0 0 Z N"/></draw:custom-shape><draw:custom-shape text:anchor-type="paragraph" draw:z-index="66"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28.A2" office:value-type="string">
            <text:p text:style-name="P12">Fuente del requisito</text:p>
          </table:table-cell>
          <table:table-cell table:style-name="Tabla28.B4" office:value-type="string">
            <text:p text:style-name="P12">Área atención a clientes, permite personalizar productos seleccionando los aderezos.</text:p>
          </table:table-cell>
        </table:table-row>
        <table:table-row>
          <table:table-cell table:style-name="Tabla28.A2" office:value-type="string">
            <text:p text:style-name="P12">Prioridad del requisito</text:p>
          </table:table-cell>
          <table:table-cell table:style-name="Tabla28.B5" office:value-type="string">
            <text:p text:style-name="P12"><draw:custom-shape text:anchor-type="paragraph" draw:z-index="67" draw:style-name="gr1" svg:width="0.442cm" svg:height="0.442cm" svg:x="0.025cm" svg:y="0.005cm"><text:p/><draw:enhanced-geometry svg:viewBox="0 0 21600 21600" draw:type="rectangle" draw:enhanced-path="M 0 0 L 21600 0 21600 21600 0 21600 0 0 Z N"/></draw:custom-shape><draw:custom-shape text:anchor-type="paragraph" draw:z-index="68" draw:style-name="gr2" svg:width="0.442cm" svg:height="0.442cm" svg:x="4.025cm" svg:y="0.005cm"><text:p/><draw:enhanced-geometry svg:viewBox="0 0 21600 21600" draw:type="rectangle" draw:enhanced-path="M 0 0 L 21600 0 21600 21600 0 21600 0 0 Z N"/></draw:custom-shape><draw:custom-shape text:anchor-type="paragraph" draw:z-index="69"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382_1106552498"/><text:soft-page-break/><text:s/>Requisitos comunes de las interfaces<text:bookmark-end text:name="__RefHeading__3382_1106552498"/></text:h>
      <text:h text:style-name="Heading_20_3" text:outline-level="3"><text:bookmark-start text:name="__RefHeading__3384_1106552498"/><text:s/>Interfaz de Usuario<text:bookmark-end text:name="__RefHeading__3384_1106552498"/></text:h>
      <text:p text:style-name="Text_20_body">Los usuarios cajero y garzón interactuarán mediante pantallas táctiles por lo que la interfaz gráfica debe tener las siguientes características:</text:p>
      <text:list xml:id="list848807829" text:style-name="L13">
        <text:list-item>
          <text:p text:style-name="P41">Botones, imágenes y la distribución de los objetos gráficos en general deben ser grandes, de tal manera que el usuario evite apretar un elemento que no quisiera tocar.</text:p>
        </text:list-item>
        <text:list-item>
          <text:p text:style-name="P41">Las pantallas deben ser mínimo de 13,3”.</text:p>
        </text:list-item>
        <text:list-item>
          <text:p text:style-name="P41">Las pantallas deben tener una resolución mínima de 1024x768.</text:p>
        </text:list-item>
        <text:list-item>
          <text:p text:style-name="P41">Los procesos deben tener pocos pasos para llegar el resultado y así evitar la equivocación.</text:p>
        </text:list-item>
      </text:list>
      <text:h text:style-name="Heading_20_3" text:outline-level="3"><text:bookmark-start text:name="__RefHeading__3386_1106552498"/><text:s/>Interfaz de Hardware<text:bookmark-end text:name="__RefHeading__3386_1106552498"/></text:h>
      <text:list xml:id="list385709730" text:style-name="L14">
        <text:list-item>
          <text:p text:style-name="P42">Los equipos de cajero y garzón se comunicarán mediante un Router Wireless. </text:p>
        </text:list-item>
        <text:list-item>
          <text:p text:style-name="P42">El equipo del cajero enviará instrucciones a la impresora fiscal a través de un puerto serial RS232.</text:p>
        </text:list-item>
        <text:list-item>
          <text:p text:style-name="P42">El equipo del cajero enviará instrucciones a la gaveta electrónica a través de un puerto RJ 45 o USB.</text:p>
        </text:list-item>
        <text:list-item>
          <text:p text:style-name="P42">El equipo del garzón enviará las comandas a imprimir a través de señal Wifi al equipo del garzón, quién a su vez enviará la instrucción de imprimir a la impresora térmica a través de un puerto USB.</text:p>
        </text:list-item>
      </text:list>
      <text:h text:style-name="Heading_20_3" text:outline-level="3"><text:bookmark-start text:name="__RefHeading__3388_1106552498"/><text:s/>Interfaces de Software<text:bookmark-end text:name="__RefHeading__3388_1106552498"/></text:h>
      <text:list xml:id="list1871387496" text:style-name="L15">
        <text:list-item>
          <text:list>
            <text:list-item>
              <text:p text:style-name="P43">El usuario ejecutará la aplicación por medio de la Máquina Virtual de Java (JVM).</text:p>
            </text:list-item>
            <text:list-item>
              <text:p text:style-name="P43">Los equipos se comunicarán a través de los registros de la base de datos.</text:p>
            </text:list-item>
          </text:list>
        </text:list-item>
      </text:list>
      <text:h text:style-name="Heading_20_3" text:outline-level="3"><text:bookmark-start text:name="__RefHeading__3390_1106552498"/><text:s/>Interfaces de Comunicación<text:bookmark-end text:name="__RefHeading__3390_1106552498"/></text:h>
      <text:list xml:id="list2168313899" text:style-name="L16">
        <text:list-item>
          <text:p text:style-name="P44">El equipo de garzón se comunicará o accederá a la base de datos instalado en el equipo del cajero a través del estándar TCP/IP.</text:p>
        </text:list-item>
        <text:list-item>
          <text:p text:style-name="P44">El administrador podrá actualizar el catálogo del servidor central utilizando el estándar TCP/IP.</text:p>
        </text:list-item>
      </text:list>
      <text:p text:style-name="P26"/>
      <text:p text:style-name="P26"/>
      <text:h text:style-name="Heading_20_2" text:outline-level="2"><text:bookmark-start text:name="__RefHeading__4525_1106552498"/><text:soft-page-break/><text:s/>Requisitos funcionales<text:bookmark-end text:name="__RefHeading__4525_1106552498"/></text:h>
      <text:h text:style-name="Heading_20_3" text:outline-level="3"><text:bookmark-start text:name="__RefHeading__4527_1106552498"/><text:s/>Requisito funcional 1<text:bookmark-end text:name="__RefHeading__4527_1106552498"/></text:h>
      <text:p text:style-name="Text_20_body"/>
      <table:table table:name="Tabla19" table:style-name="Tabla19">
        <table:table-column table:style-name="Tabla19.A"/>
        <table:table-column table:style-name="Tabla19.B"/>
        <table:table-row>
          <table:table-cell table:style-name="Tabla19.A1" table:number-columns-spanned="2" office:value-type="string">
            <text:p text:style-name="P28">RF01: Sincronización entre equipos de cajero y garzón</text:p>
          </table:table-cell>
          <table:covered-table-cell/>
        </table:table-row>
        <table:table-row>
          <table:table-cell table:style-name="Tabla19.A14" office:value-type="string">
            <text:p text:style-name="P15">Función</text:p>
          </table:table-cell>
          <table:table-cell table:style-name="Tabla19.B2" office:value-type="string">
            <text:p text:style-name="P12">Actualizar los registros de comandas de una mesa presionando un botón refrescar.</text:p>
          </table:table-cell>
        </table:table-row>
        <table:table-row>
          <table:table-cell table:style-name="Tabla19.A14" office:value-type="string">
            <text:p text:style-name="P15">Descripción</text:p>
          </table:table-cell>
          <table:table-cell table:style-name="Tabla19.B3" office:value-type="string">
            <text:p text:style-name="P12">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5">Entradas</text:p>
          </table:table-cell>
          <table:table-cell table:style-name="Tabla19.B4" office:value-type="string">
            <text:p text:style-name="P12">Toque o click</text:p>
          </table:table-cell>
        </table:table-row>
        <table:table-row>
          <table:table-cell table:style-name="Tabla19.A14" office:value-type="string">
            <text:p text:style-name="P15">Fuentes</text:p>
          </table:table-cell>
          <table:table-cell table:style-name="Tabla19.B5" office:value-type="string">
            <text:p text:style-name="P12">Pantalla táctil o mouse</text:p>
          </table:table-cell>
        </table:table-row>
        <table:table-row>
          <table:table-cell table:style-name="Tabla19.A14" office:value-type="string">
            <text:p text:style-name="P15">Salida</text:p>
          </table:table-cell>
          <table:table-cell table:style-name="Tabla19.B6" office:value-type="string">
            <text:p text:style-name="P12">Actualización de las comandas en la interfaz gráfica.</text:p>
          </table:table-cell>
        </table:table-row>
        <table:table-row>
          <table:table-cell table:style-name="Tabla19.A14" office:value-type="string">
            <text:p text:style-name="P15">Proceso</text:p>
          </table:table-cell>
          <table:table-cell table:style-name="Tabla19.B7" office:value-type="string">
            <text:p text:style-name="P12">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5">Restricciones</text:p>
          </table:table-cell>
          <table:table-cell table:style-name="Tabla19.B8" office:value-type="string">
            <text:p text:style-name="P12"/>
          </table:table-cell>
        </table:table-row>
        <table:table-row>
          <table:table-cell table:style-name="Tabla19.A14" office:value-type="string">
            <text:p text:style-name="P15">Pre condiciones</text:p>
          </table:table-cell>
          <table:table-cell table:style-name="Tabla19.B9" office:value-type="string">
            <text:p text:style-name="P12">El usuario debe estar logueado y en la interfaz de venta o de las mesas.</text:p>
          </table:table-cell>
        </table:table-row>
        <table:table-row>
          <table:table-cell table:style-name="Tabla19.A14" office:value-type="string">
            <text:p text:style-name="P15">Pos condiciones</text:p>
          </table:table-cell>
          <table:table-cell table:style-name="Tabla19.B10" office:value-type="string">
            <text:p text:style-name="P12">Interfaz de venta o de visualización de mesas tiene la información actualizada.</text:p>
          </table:table-cell>
        </table:table-row>
        <table:table-row>
          <table:table-cell table:style-name="Tabla19.A14" office:value-type="string">
            <text:p text:style-name="P15">Efectos colaterales</text:p>
          </table:table-cell>
          <table:table-cell table:style-name="Tabla19.B11" office:value-type="string">
            <text:p text:style-name="P12"/>
          </table:table-cell>
        </table:table-row>
        <table:table-row>
          <table:table-cell table:style-name="Tabla19.A14" office:value-type="string">
            <text:p text:style-name="P15">Contactos</text:p>
          </table:table-cell>
          <table:table-cell table:style-name="Tabla19.B12" office:value-type="string">
            <text:p text:style-name="P12"/>
          </table:table-cell>
        </table:table-row>
        <table:table-row>
          <table:table-cell table:style-name="Tabla19.A14" office:value-type="string">
            <text:p text:style-name="P15">Fecha</text:p>
          </table:table-cell>
          <table:table-cell table:style-name="Tabla19.B13" office:value-type="string">
            <text:p text:style-name="P12">17-09-2013</text:p>
          </table:table-cell>
        </table:table-row>
        <table:table-row>
          <table:table-cell table:style-name="Tabla19.A14" office:value-type="string">
            <text:p text:style-name="P15">Tipo</text:p>
          </table:table-cell>
          <table:table-cell table:style-name="Tabla19.B14" office:value-type="string">
            <text:p text:style-name="P12">Esencial</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529_1106552498"/><text:soft-page-break/><text:s/>Requisito funcional 2<text:bookmark-end text:name="__RefHeading__4529_1106552498"/></text:h>
      <text:p text:style-name="Text_20_body"/>
      <table:table table:name="Tabla20" table:style-name="Tabla20">
        <table:table-column table:style-name="Tabla20.A"/>
        <table:table-column table:style-name="Tabla20.B"/>
        <table:table-row>
          <table:table-cell table:style-name="Tabla20.A1" table:number-columns-spanned="2" office:value-type="string">
            <text:p text:style-name="P28">RF02: Integración de impresora fiscal</text:p>
          </table:table-cell>
          <table:covered-table-cell/>
        </table:table-row>
        <table:table-row>
          <table:table-cell table:style-name="Tabla20.A14" office:value-type="string">
            <text:p text:style-name="P15">Función</text:p>
          </table:table-cell>
          <table:table-cell table:style-name="Tabla20.B2" office:value-type="string">
            <text:p text:style-name="P12">Enviar instrucciones a impresora fiscal.</text:p>
          </table:table-cell>
        </table:table-row>
        <table:table-row>
          <table:table-cell table:style-name="Tabla20.A14" office:value-type="string">
            <text:p text:style-name="P15">Descripción</text:p>
          </table:table-cell>
          <table:table-cell table:style-name="Tabla20.B3" office:value-type="string">
            <text:p text:style-name="P12">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5">Entradas</text:p>
          </table:table-cell>
          <table:table-cell table:style-name="Tabla20.B4" office:value-type="string">
            <text:p text:style-name="P12">Comandos de ventas</text:p>
          </table:table-cell>
        </table:table-row>
        <table:table-row>
          <table:table-cell table:style-name="Tabla20.A14" office:value-type="string">
            <text:p text:style-name="P15">Fuentes</text:p>
          </table:table-cell>
          <table:table-cell table:style-name="Tabla20.B5" office:value-type="string">
            <text:p text:style-name="P12">Sistema</text:p>
          </table:table-cell>
        </table:table-row>
        <table:table-row>
          <table:table-cell table:style-name="Tabla20.A14" office:value-type="string">
            <text:p text:style-name="P15">Salida</text:p>
          </table:table-cell>
          <table:table-cell table:style-name="Tabla20.B6" office:value-type="string">
            <text:p text:style-name="P12">Impresión térmica con boleta, con el formato propuesto por el SII, o confirmación del cierre de caja según sea pertinente.</text:p>
          </table:table-cell>
        </table:table-row>
        <table:table-row>
          <table:table-cell table:style-name="Tabla20.A14" office:value-type="string">
            <text:p text:style-name="P15">Proceso</text:p>
          </table:table-cell>
          <table:table-cell table:style-name="Tabla20.B7" office:value-type="string">
            <text:p text:style-name="P12">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5">Restricciones</text:p>
          </table:table-cell>
          <table:table-cell table:style-name="Tabla20.B8" office:value-type="string">
            <text:p text:style-name="P12">Las instrucciones sólo se envían a impresoras autorizadas por el SII.</text:p>
          </table:table-cell>
        </table:table-row>
        <table:table-row>
          <table:table-cell table:style-name="Tabla20.A14" office:value-type="string">
            <text:p text:style-name="P15">Pre condiciones</text:p>
          </table:table-cell>
          <table:table-cell table:style-name="Tabla20.B9" office:value-type="string">
            <text:p text:style-name="P12">La comanda debe estar en proceso de cobranza.</text:p>
          </table:table-cell>
        </table:table-row>
        <table:table-row>
          <table:table-cell table:style-name="Tabla20.A14" office:value-type="string">
            <text:p text:style-name="P15">Pos condiciones</text:p>
          </table:table-cell>
          <table:table-cell table:style-name="Tabla20.B10" office:value-type="string">
            <text:p text:style-name="P12">El sistema fiscal recibió satisfactoriamente las instrucciones por parte del sistema.</text:p>
          </table:table-cell>
        </table:table-row>
        <table:table-row>
          <table:table-cell table:style-name="Tabla20.A14" office:value-type="string">
            <text:p text:style-name="P15">Efectos colaterales</text:p>
          </table:table-cell>
          <table:table-cell table:style-name="Tabla20.B11" office:value-type="string">
            <text:p text:style-name="P12"/>
          </table:table-cell>
        </table:table-row>
        <table:table-row>
          <table:table-cell table:style-name="Tabla20.A14" office:value-type="string">
            <text:p text:style-name="P15">Contactos</text:p>
          </table:table-cell>
          <table:table-cell table:style-name="Tabla20.B12" office:value-type="string">
            <text:p text:style-name="P12"/>
          </table:table-cell>
        </table:table-row>
        <table:table-row>
          <table:table-cell table:style-name="Tabla20.A14" office:value-type="string">
            <text:p text:style-name="P15">Fecha</text:p>
          </table:table-cell>
          <table:table-cell table:style-name="Tabla20.B13" office:value-type="string">
            <text:p text:style-name="P12">17-09-2013</text:p>
          </table:table-cell>
        </table:table-row>
        <table:table-row>
          <table:table-cell table:style-name="Tabla20.A14" office:value-type="string">
            <text:p text:style-name="P15">Tipo</text:p>
          </table:table-cell>
          <table:table-cell table:style-name="Tabla20.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31_1106552498"/><text:soft-page-break/><text:s/>Requisito funcional 3<text:bookmark-end text:name="__RefHeading__4531_1106552498"/></text:h>
      <text:p text:style-name="Text_20_body"/>
      <table:table table:name="Tabla21" table:style-name="Tabla21">
        <table:table-column table:style-name="Tabla21.A"/>
        <table:table-column table:style-name="Tabla21.B"/>
        <table:table-row>
          <table:table-cell table:style-name="Tabla21.A1" table:number-columns-spanned="2" office:value-type="string">
            <text:p text:style-name="P28">RF03: Gestión centralizada del catálogo de precios</text:p>
          </table:table-cell>
          <table:covered-table-cell/>
        </table:table-row>
        <table:table-row>
          <table:table-cell table:style-name="Tabla21.A14" office:value-type="string">
            <text:p text:style-name="P15">Función</text:p>
          </table:table-cell>
          <table:table-cell table:style-name="Tabla21.B2" office:value-type="string">
            <text:p text:style-name="P12">Actualizaciones de los catálogos de los locales</text:p>
          </table:table-cell>
        </table:table-row>
        <table:table-row>
          <table:table-cell table:style-name="Tabla21.A14" office:value-type="string">
            <text:p text:style-name="P15">Descripción</text:p>
          </table:table-cell>
          <table:table-cell table:style-name="Tabla21.B3" office:value-type="string">
            <text:p text:style-name="P12">Permitirá la actualización de el catálogo de los locales de manera centralizada, pero no todos a la vez.</text:p>
          </table:table-cell>
        </table:table-row>
        <table:table-row>
          <table:table-cell table:style-name="Tabla21.A14" office:value-type="string">
            <text:p text:style-name="P15">Entradas</text:p>
          </table:table-cell>
          <table:table-cell table:style-name="Tabla21.B4" office:value-type="string">
            <text:p text:style-name="P12">Modificación de precios.</text:p>
          </table:table-cell>
        </table:table-row>
        <table:table-row>
          <table:table-cell table:style-name="Tabla21.A14" office:value-type="string">
            <text:p text:style-name="P15">Fuentes</text:p>
          </table:table-cell>
          <table:table-cell table:style-name="Tabla21.B5" office:value-type="string">
            <text:p text:style-name="P12">Módulo de actualización de precios, modificación manual a través de teclado.</text:p>
          </table:table-cell>
        </table:table-row>
        <table:table-row>
          <table:table-cell table:style-name="Tabla21.A14" office:value-type="string">
            <text:p text:style-name="P15">Salida</text:p>
          </table:table-cell>
          <table:table-cell table:style-name="Tabla21.B6" office:value-type="string">
            <text:p text:style-name="P12">Mensaje de confirmación de acción realizada.</text:p>
          </table:table-cell>
        </table:table-row>
        <table:table-row>
          <table:table-cell table:style-name="Tabla21.A14" office:value-type="string">
            <text:p text:style-name="P15">Proceso</text:p>
          </table:table-cell>
          <table:table-cell table:style-name="Tabla21.B7" office:value-type="string">
            <text:p text:style-name="P12">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5">Restricciones</text:p>
          </table:table-cell>
          <table:table-cell table:style-name="Tabla21.B8" office:value-type="string">
            <text:p text:style-name="P12">Sólo el usuario con rol de administrador puede hacer dicha operación.</text:p>
          </table:table-cell>
        </table:table-row>
        <table:table-row>
          <table:table-cell table:style-name="Tabla21.A14" office:value-type="string">
            <text:p text:style-name="P15">Pre condiciones</text:p>
          </table:table-cell>
          <table:table-cell table:style-name="Tabla21.B9" office:value-type="string">
            <text:p text:style-name="P12">Usuario con privilegios de administrador.</text:p>
          </table:table-cell>
        </table:table-row>
        <table:table-row>
          <table:table-cell table:style-name="Tabla21.A14" office:value-type="string">
            <text:p text:style-name="P15">Pos condiciones</text:p>
          </table:table-cell>
          <table:table-cell table:style-name="Tabla21.B10" office:value-type="string">
            <text:p text:style-name="P12">Catálogo actualizado.</text:p>
          </table:table-cell>
        </table:table-row>
        <table:table-row>
          <table:table-cell table:style-name="Tabla21.A14" office:value-type="string">
            <text:p text:style-name="P15">Efectos colaterales</text:p>
          </table:table-cell>
          <table:table-cell table:style-name="Tabla21.B11" office:value-type="string">
            <text:p text:style-name="P12"/>
          </table:table-cell>
        </table:table-row>
        <table:table-row>
          <table:table-cell table:style-name="Tabla21.A14" office:value-type="string">
            <text:p text:style-name="P15">Contactos</text:p>
          </table:table-cell>
          <table:table-cell table:style-name="Tabla21.B12" office:value-type="string">
            <text:p text:style-name="P12"/>
          </table:table-cell>
        </table:table-row>
        <table:table-row>
          <table:table-cell table:style-name="Tabla21.A14" office:value-type="string">
            <text:p text:style-name="P15">Fecha</text:p>
          </table:table-cell>
          <table:table-cell table:style-name="Tabla21.B13" office:value-type="string">
            <text:p text:style-name="P12">17-09-2013</text:p>
          </table:table-cell>
        </table:table-row>
        <table:table-row>
          <table:table-cell table:style-name="Tabla21.A14" office:value-type="string">
            <text:p text:style-name="P15">Tipo</text:p>
          </table:table-cell>
          <table:table-cell table:style-name="Tabla21.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1_1106552498"/><text:soft-page-break/><text:s/>Requisito funcional 4<text:bookmark-end text:name="__RefHeading__4591_1106552498"/></text:h>
      <text:p text:style-name="Text_20_body"/>
      <table:table table:name="Tabla22" table:style-name="Tabla22">
        <table:table-column table:style-name="Tabla22.A"/>
        <table:table-column table:style-name="Tabla22.B"/>
        <table:table-row>
          <table:table-cell table:style-name="Tabla22.A1" table:number-columns-spanned="2" office:value-type="string">
            <text:p text:style-name="P28">RF04: Envío de comandas al área de producción</text:p>
          </table:table-cell>
          <table:covered-table-cell/>
        </table:table-row>
        <table:table-row>
          <table:table-cell table:style-name="Tabla22.A14" office:value-type="string">
            <text:p text:style-name="P15">Función</text:p>
          </table:table-cell>
          <table:table-cell table:style-name="Tabla22.B2" office:value-type="string">
            <text:p text:style-name="P12">Establecer comunicación entre área de atención a clientes y área de producción.</text:p>
          </table:table-cell>
        </table:table-row>
        <table:table-row>
          <table:table-cell table:style-name="Tabla22.A14" office:value-type="string">
            <text:p text:style-name="P15">Descripción</text:p>
          </table:table-cell>
          <table:table-cell table:style-name="Tabla22.B3" office:value-type="string">
            <text:p text:style-name="P12">Permite al garzón o cajero enviar pedidos a producción.</text:p>
          </table:table-cell>
        </table:table-row>
        <table:table-row>
          <table:table-cell table:style-name="Tabla22.A14" office:value-type="string">
            <text:p text:style-name="P15">Entradas</text:p>
          </table:table-cell>
          <table:table-cell table:style-name="Tabla22.B4" office:value-type="string">
            <text:p text:style-name="P12">Click o toque al botón “Enviar a producir”</text:p>
          </table:table-cell>
        </table:table-row>
        <table:table-row>
          <table:table-cell table:style-name="Tabla22.A14" office:value-type="string">
            <text:p text:style-name="P15">Fuentes</text:p>
          </table:table-cell>
          <table:table-cell table:style-name="Tabla22.B5" office:value-type="string">
            <text:p text:style-name="P12">Pantalla táctil o mouse</text:p>
          </table:table-cell>
        </table:table-row>
        <table:table-row>
          <table:table-cell table:style-name="Tabla22.A14" office:value-type="string">
            <text:p text:style-name="P15">Salida</text:p>
          </table:table-cell>
          <table:table-cell table:style-name="Tabla22.B6" office:value-type="string">
            <text:p text:style-name="P12">Impresión de pedido en la impresora térmica.</text:p>
          </table:table-cell>
        </table:table-row>
        <table:table-row>
          <table:table-cell table:style-name="Tabla22.A14" office:value-type="string">
            <text:p text:style-name="P15">Proceso</text:p>
          </table:table-cell>
          <table:table-cell table:style-name="Tabla22.B7" office:value-type="string">
            <text:p text:style-name="P12">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5">Restricciones</text:p>
          </table:table-cell>
          <table:table-cell table:style-name="Tabla22.B8" office:value-type="string">
            <text:p text:style-name="P12"/>
          </table:table-cell>
        </table:table-row>
        <table:table-row>
          <table:table-cell table:style-name="Tabla22.A14" office:value-type="string">
            <text:p text:style-name="P15">Pre condiciones</text:p>
          </table:table-cell>
          <table:table-cell table:style-name="Tabla22.B9" office:value-type="string">
            <text:p text:style-name="P12">Debe haber una comanda en proceso.</text:p>
          </table:table-cell>
        </table:table-row>
        <table:table-row>
          <table:table-cell table:style-name="Tabla22.A14" office:value-type="string">
            <text:p text:style-name="P15">Pos condiciones</text:p>
          </table:table-cell>
          <table:table-cell table:style-name="Tabla22.B10" office:value-type="string">
            <text:p text:style-name="P12">Impresión de pedido</text:p>
          </table:table-cell>
        </table:table-row>
        <table:table-row>
          <table:table-cell table:style-name="Tabla22.A14" office:value-type="string">
            <text:p text:style-name="P15">Efectos colaterales</text:p>
          </table:table-cell>
          <table:table-cell table:style-name="Tabla22.B11" office:value-type="string">
            <text:p text:style-name="P12"/>
          </table:table-cell>
        </table:table-row>
        <table:table-row>
          <table:table-cell table:style-name="Tabla22.A14" office:value-type="string">
            <text:p text:style-name="P15">Contactos</text:p>
          </table:table-cell>
          <table:table-cell table:style-name="Tabla22.B12" office:value-type="string">
            <text:p text:style-name="P12"/>
          </table:table-cell>
        </table:table-row>
        <table:table-row>
          <table:table-cell table:style-name="Tabla22.A14" office:value-type="string">
            <text:p text:style-name="P15">Fecha</text:p>
          </table:table-cell>
          <table:table-cell table:style-name="Tabla22.B13" office:value-type="string">
            <text:p text:style-name="P12">17-09-2013</text:p>
          </table:table-cell>
        </table:table-row>
        <table:table-row>
          <table:table-cell table:style-name="Tabla22.A14" office:value-type="string">
            <text:p text:style-name="P15">Tipo</text:p>
          </table:table-cell>
          <table:table-cell table:style-name="Tabla22.B14" office:value-type="string">
            <text:p text:style-name="P12">Dese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3_1106552498"/><text:soft-page-break/><text:s/>Requisito funcional 5<text:bookmark-end text:name="__RefHeading__4593_1106552498"/></text:h>
      <text:p text:style-name="Text_20_body"/>
      <table:table table:name="Tabla23" table:style-name="Tabla23">
        <table:table-column table:style-name="Tabla23.A"/>
        <table:table-column table:style-name="Tabla23.B"/>
        <table:table-row>
          <table:table-cell table:style-name="Tabla23.A1" table:number-columns-spanned="2" office:value-type="string">
            <text:p text:style-name="P28">RF05: Creación de roles y definición de privilegios</text:p>
          </table:table-cell>
          <table:covered-table-cell/>
        </table:table-row>
        <table:table-row>
          <table:table-cell table:style-name="Tabla23.A14" office:value-type="string">
            <text:p text:style-name="P15">Función</text:p>
          </table:table-cell>
          <table:table-cell table:style-name="Tabla23.B2" office:value-type="string">
            <text:p text:style-name="P12">Gestión de usuarios</text:p>
          </table:table-cell>
        </table:table-row>
        <table:table-row>
          <table:table-cell table:style-name="Tabla23.A14" office:value-type="string">
            <text:p text:style-name="P15">Descripción</text:p>
          </table:table-cell>
          <table:table-cell table:style-name="Tabla23.B3" office:value-type="string">
            <text:p text:style-name="P12">Permitirá más seguridad al sistema, asignación de privilegios y roles a los usuarios.</text:p>
          </table:table-cell>
        </table:table-row>
        <table:table-row>
          <table:table-cell table:style-name="Tabla23.A14" office:value-type="string">
            <text:p text:style-name="P15">Entradas</text:p>
          </table:table-cell>
          <table:table-cell table:style-name="Tabla23.B4" office:value-type="string">
            <text:p text:style-name="P12">Modificación de usuarios.</text:p>
          </table:table-cell>
        </table:table-row>
        <table:table-row>
          <table:table-cell table:style-name="Tabla23.A14" office:value-type="string">
            <text:p text:style-name="P15">Fuentes</text:p>
          </table:table-cell>
          <table:table-cell table:style-name="Tabla23.B5" office:value-type="string">
            <text:p text:style-name="P12">Teclado</text:p>
          </table:table-cell>
        </table:table-row>
        <table:table-row>
          <table:table-cell table:style-name="Tabla23.A14" office:value-type="string">
            <text:p text:style-name="P15">Salida</text:p>
          </table:table-cell>
          <table:table-cell table:style-name="Tabla23.B6" office:value-type="string">
            <text:p text:style-name="P12">Usuario modificado.</text:p>
          </table:table-cell>
        </table:table-row>
        <table:table-row>
          <table:table-cell table:style-name="Tabla23.A14" office:value-type="string">
            <text:p text:style-name="P15">Proceso</text:p>
          </table:table-cell>
          <table:table-cell table:style-name="Tabla23.B7" office:value-type="string">
            <text:p text:style-name="P12">El administrador crea un rol o modifica uno existente, le asigna privilegios y se los asigna a un usuario.</text:p>
          </table:table-cell>
        </table:table-row>
        <table:table-row>
          <table:table-cell table:style-name="Tabla23.A14" office:value-type="string">
            <text:p text:style-name="P15">Restricciones</text:p>
          </table:table-cell>
          <table:table-cell table:style-name="Tabla23.B8" office:value-type="string">
            <text:p text:style-name="P12"/>
          </table:table-cell>
        </table:table-row>
        <table:table-row>
          <table:table-cell table:style-name="Tabla23.A14" office:value-type="string">
            <text:p text:style-name="P15">Pre condiciones</text:p>
          </table:table-cell>
          <table:table-cell table:style-name="Tabla23.B9" office:value-type="string">
            <text:p text:style-name="P12">El administrador debe estar logueado en el sistema</text:p>
          </table:table-cell>
        </table:table-row>
        <table:table-row>
          <table:table-cell table:style-name="Tabla23.A14" office:value-type="string">
            <text:p text:style-name="P15">Pos condiciones</text:p>
          </table:table-cell>
          <table:table-cell table:style-name="Tabla23.B10" office:value-type="string">
            <text:p text:style-name="P12">Nuevos roles o roles modificados.</text:p>
          </table:table-cell>
        </table:table-row>
        <table:table-row>
          <table:table-cell table:style-name="Tabla23.A14" office:value-type="string">
            <text:p text:style-name="P15">Efectos colaterales</text:p>
          </table:table-cell>
          <table:table-cell table:style-name="Tabla23.B11" office:value-type="string">
            <text:p text:style-name="P12"/>
          </table:table-cell>
        </table:table-row>
        <table:table-row>
          <table:table-cell table:style-name="Tabla23.A14" office:value-type="string">
            <text:p text:style-name="P15">Contactos</text:p>
          </table:table-cell>
          <table:table-cell table:style-name="Tabla23.B12" office:value-type="string">
            <text:p text:style-name="P12"/>
          </table:table-cell>
        </table:table-row>
        <table:table-row>
          <table:table-cell table:style-name="Tabla23.A14" office:value-type="string">
            <text:p text:style-name="P15">Fecha</text:p>
          </table:table-cell>
          <table:table-cell table:style-name="Tabla23.B13" office:value-type="string">
            <text:p text:style-name="P12">17-09-2013</text:p>
          </table:table-cell>
        </table:table-row>
        <table:table-row>
          <table:table-cell table:style-name="Tabla23.A14" office:value-type="string">
            <text:p text:style-name="P15">Tipo</text:p>
          </table:table-cell>
          <table:table-cell table:style-name="Tabla23.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5_1106552498"/><text:soft-page-break/><text:s/>Requisito funcional 6<text:bookmark-end text:name="__RefHeading__4595_1106552498"/></text:h>
      <text:p text:style-name="Text_20_body"/>
      <table:table table:name="Tabla24" table:style-name="Tabla24">
        <table:table-column table:style-name="Tabla24.A"/>
        <table:table-column table:style-name="Tabla24.B"/>
        <table:table-row>
          <table:table-cell table:style-name="Tabla24.A1" table:number-columns-spanned="2" office:value-type="string">
            <text:p text:style-name="P28">RF06: Optimización de productos compuestos</text:p>
          </table:table-cell>
          <table:covered-table-cell/>
        </table:table-row>
        <table:table-row>
          <table:table-cell table:style-name="Tabla24.A14" office:value-type="string">
            <text:p text:style-name="P15">Función</text:p>
          </table:table-cell>
          <table:table-cell table:style-name="Tabla24.B2" office:value-type="string">
            <text:p text:style-name="P12">Controlar la gestión de materia prima versus los productos compuestos.</text:p>
          </table:table-cell>
        </table:table-row>
        <table:table-row>
          <table:table-cell table:style-name="Tabla24.A14" office:value-type="string">
            <text:p text:style-name="P15">Descripción</text:p>
          </table:table-cell>
          <table:table-cell table:style-name="Tabla24.B3" office:value-type="string">
            <text:p text:style-name="P12">Permitirá llevar un control del inventario sobre la materia prima que se utiliza para la generación de productos compuestos.</text:p>
          </table:table-cell>
        </table:table-row>
        <table:table-row>
          <table:table-cell table:style-name="Tabla24.A14" office:value-type="string">
            <text:p text:style-name="P15">Entradas</text:p>
          </table:table-cell>
          <table:table-cell table:style-name="Tabla24.B4" office:value-type="string">
            <text:p text:style-name="P12">Creación, modificación y eliminación de composiciones.</text:p>
          </table:table-cell>
        </table:table-row>
        <table:table-row>
          <table:table-cell table:style-name="Tabla24.A14" office:value-type="string">
            <text:p text:style-name="P15">Fuentes</text:p>
          </table:table-cell>
          <table:table-cell table:style-name="Tabla24.B5" office:value-type="string">
            <text:p text:style-name="P12">Teclado</text:p>
          </table:table-cell>
        </table:table-row>
        <table:table-row>
          <table:table-cell table:style-name="Tabla24.A14" office:value-type="string">
            <text:p text:style-name="P15">Salida</text:p>
          </table:table-cell>
          <table:table-cell table:style-name="Tabla24.B6" office:value-type="string">
            <text:p text:style-name="P12">Mensaje de operación realizada satisfactoriamente.</text:p>
          </table:table-cell>
        </table:table-row>
        <table:table-row>
          <table:table-cell table:style-name="Tabla24.A14" office:value-type="string">
            <text:p text:style-name="P15">Proceso</text:p>
          </table:table-cell>
          <table:table-cell table:style-name="Tabla24.B7" office:value-type="string">
            <text:p text:style-name="P12">El administrador crea un producto y asigna la cantidad de materia prima que se utilizará.</text:p>
          </table:table-cell>
        </table:table-row>
        <table:table-row>
          <table:table-cell table:style-name="Tabla24.A14" office:value-type="string">
            <text:p text:style-name="P15">Restricciones</text:p>
          </table:table-cell>
          <table:table-cell table:style-name="Tabla24.B8" office:value-type="string">
            <text:p text:style-name="P12"/>
          </table:table-cell>
        </table:table-row>
        <table:table-row>
          <table:table-cell table:style-name="Tabla24.A14" office:value-type="string">
            <text:p text:style-name="P15">Pre condiciones</text:p>
          </table:table-cell>
          <table:table-cell table:style-name="Tabla24.B9" office:value-type="string">
            <text:p text:style-name="P12">Producto registrado</text:p>
          </table:table-cell>
        </table:table-row>
        <table:table-row>
          <table:table-cell table:style-name="Tabla24.A14" office:value-type="string">
            <text:p text:style-name="P15">Pos condiciones</text:p>
          </table:table-cell>
          <table:table-cell table:style-name="Tabla24.B10" office:value-type="string">
            <text:p text:style-name="P12">Asignación de materias primas a un producto.</text:p>
          </table:table-cell>
        </table:table-row>
        <table:table-row>
          <table:table-cell table:style-name="Tabla24.A14" office:value-type="string">
            <text:p text:style-name="P15">Efectos colaterales</text:p>
          </table:table-cell>
          <table:table-cell table:style-name="Tabla24.B11" office:value-type="string">
            <text:p text:style-name="P12"/>
          </table:table-cell>
        </table:table-row>
        <table:table-row>
          <table:table-cell table:style-name="Tabla24.A14" office:value-type="string">
            <text:p text:style-name="P15">Contactos</text:p>
          </table:table-cell>
          <table:table-cell table:style-name="Tabla24.B12" office:value-type="string">
            <text:p text:style-name="P12"/>
          </table:table-cell>
        </table:table-row>
        <table:table-row>
          <table:table-cell table:style-name="Tabla24.A14" office:value-type="string">
            <text:p text:style-name="P15">Fecha</text:p>
          </table:table-cell>
          <table:table-cell table:style-name="Tabla24.B13" office:value-type="string">
            <text:p text:style-name="P12">17-09-2013</text:p>
          </table:table-cell>
        </table:table-row>
        <table:table-row>
          <table:table-cell table:style-name="Tabla24.A14" office:value-type="string">
            <text:p text:style-name="P15">Tipo</text:p>
          </table:table-cell>
          <table:table-cell table:style-name="Tabla24.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7_1106552498"/><text:soft-page-break/><text:s/>Requisito funcional 7<text:bookmark-end text:name="__RefHeading__4597_1106552498"/></text:h>
      <text:p text:style-name="Text_20_body"/>
      <table:table table:name="Tabla25" table:style-name="Tabla25">
        <table:table-column table:style-name="Tabla25.A"/>
        <table:table-column table:style-name="Tabla25.B"/>
        <table:table-row>
          <table:table-cell table:style-name="Tabla25.A1" table:number-columns-spanned="2" office:value-type="string">
            <text:p text:style-name="P28">RF07: Cobranza por múltiples medios de pago</text:p>
          </table:table-cell>
          <table:covered-table-cell/>
        </table:table-row>
        <table:table-row>
          <table:table-cell table:style-name="Tabla25.A14" office:value-type="string">
            <text:p text:style-name="P15">Función</text:p>
          </table:table-cell>
          <table:table-cell table:style-name="Tabla25.B2" office:value-type="string">
            <text:p text:style-name="P12">Permitir la cobranza por cinco diferentes medios de pago.</text:p>
          </table:table-cell>
        </table:table-row>
        <table:table-row>
          <table:table-cell table:style-name="Tabla25.A14" office:value-type="string">
            <text:p text:style-name="P15">Descripción</text:p>
          </table:table-cell>
          <table:table-cell table:style-name="Tabla25.B3" office:value-type="string">
            <text:p text:style-name="P12">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5">Entradas</text:p>
          </table:table-cell>
          <table:table-cell table:style-name="Tabla25.B4" office:value-type="string">
            <text:p text:style-name="P12">Selección de medio de pago</text:p>
          </table:table-cell>
        </table:table-row>
        <table:table-row>
          <table:table-cell table:style-name="Tabla25.A14" office:value-type="string">
            <text:p text:style-name="P15">Fuentes</text:p>
          </table:table-cell>
          <table:table-cell table:style-name="Tabla25.B5" office:value-type="string">
            <text:p text:style-name="P12">Teclado</text:p>
          </table:table-cell>
        </table:table-row>
        <table:table-row>
          <table:table-cell table:style-name="Tabla25.A14" office:value-type="string">
            <text:p text:style-name="P15">Salida</text:p>
          </table:table-cell>
          <table:table-cell table:style-name="Tabla25.B6" office:value-type="string">
            <text:p text:style-name="P12">Mensaje de confirmación del cobro realizado y posterior emisión de boleta.</text:p>
          </table:table-cell>
        </table:table-row>
        <table:table-row>
          <table:table-cell table:style-name="Tabla25.A14" office:value-type="string">
            <text:p text:style-name="P15">Proceso</text:p>
          </table:table-cell>
          <table:table-cell table:style-name="Tabla25.B7" office:value-type="string">
            <text:p text:style-name="P12">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5">Restricciones</text:p>
          </table:table-cell>
          <table:table-cell table:style-name="Tabla25.B8" office:value-type="string">
            <text:p text:style-name="P12"/>
          </table:table-cell>
        </table:table-row>
        <table:table-row>
          <table:table-cell table:style-name="Tabla25.A14" office:value-type="string">
            <text:p text:style-name="P15">Pre condiciones</text:p>
          </table:table-cell>
          <table:table-cell table:style-name="Tabla25.B9" office:value-type="string">
            <text:p text:style-name="P12">Pedido en proceso de cobranza</text:p>
          </table:table-cell>
        </table:table-row>
        <table:table-row>
          <table:table-cell table:style-name="Tabla25.A14" office:value-type="string">
            <text:p text:style-name="P15">Pos condiciones</text:p>
          </table:table-cell>
          <table:table-cell table:style-name="Tabla25.B10" office:value-type="string">
            <text:p text:style-name="P12">Emisión de boleta</text:p>
          </table:table-cell>
        </table:table-row>
        <table:table-row>
          <table:table-cell table:style-name="Tabla25.A14" office:value-type="string">
            <text:p text:style-name="P15">Efectos colaterales</text:p>
          </table:table-cell>
          <table:table-cell table:style-name="Tabla25.B11" office:value-type="string">
            <text:p text:style-name="P12"/>
          </table:table-cell>
        </table:table-row>
        <table:table-row>
          <table:table-cell table:style-name="Tabla25.A14" office:value-type="string">
            <text:p text:style-name="P15">Contactos</text:p>
          </table:table-cell>
          <table:table-cell table:style-name="Tabla25.B12" office:value-type="string">
            <text:p text:style-name="P12"/>
          </table:table-cell>
        </table:table-row>
        <table:table-row>
          <table:table-cell table:style-name="Tabla25.A14" office:value-type="string">
            <text:p text:style-name="P15">Fecha</text:p>
          </table:table-cell>
          <table:table-cell table:style-name="Tabla25.B13" office:value-type="string">
            <text:p text:style-name="P12">17-09-2013</text:p>
          </table:table-cell>
        </table:table-row>
        <table:table-row>
          <table:table-cell table:style-name="Tabla25.A14" office:value-type="string">
            <text:p text:style-name="P15">Tipo</text:p>
          </table:table-cell>
          <table:table-cell table:style-name="Tabla25.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9_1106552498"/><text:soft-page-break/><text:s/>Requisito funcional 8<text:bookmark-end text:name="__RefHeading__4599_1106552498"/></text:h>
      <text:p text:style-name="Text_20_body"/>
      <table:table table:name="Tabla26" table:style-name="Tabla26">
        <table:table-column table:style-name="Tabla26.A"/>
        <table:table-column table:style-name="Tabla26.B"/>
        <table:table-row>
          <table:table-cell table:style-name="Tabla26.A1" table:number-columns-spanned="2" office:value-type="string">
            <text:p text:style-name="P28">RF08: Editar comandas</text:p>
          </table:table-cell>
          <table:covered-table-cell/>
        </table:table-row>
        <table:table-row>
          <table:table-cell table:style-name="Tabla26.A14" office:value-type="string">
            <text:p text:style-name="P15">Función</text:p>
          </table:table-cell>
          <table:table-cell table:style-name="Tabla26.B2" office:value-type="string">
            <text:p text:style-name="P12">Permite editar una comanda que este en curso, es decir, que no ha sido cobrada.</text:p>
          </table:table-cell>
        </table:table-row>
        <table:table-row>
          <table:table-cell table:style-name="Tabla26.A14" office:value-type="string">
            <text:p text:style-name="P15">Descripción</text:p>
          </table:table-cell>
          <table:table-cell table:style-name="Tabla26.B3" office:value-type="string">
            <text:p text:style-name="P12">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5">Entradas</text:p>
          </table:table-cell>
          <table:table-cell table:style-name="Tabla26.B4" office:value-type="string">
            <text:p text:style-name="P12">Modificar comanda por parte del cajero.</text:p>
          </table:table-cell>
        </table:table-row>
        <table:table-row>
          <table:table-cell table:style-name="Tabla26.A14" office:value-type="string">
            <text:p text:style-name="P15">Fuentes</text:p>
          </table:table-cell>
          <table:table-cell table:style-name="Tabla26.B5" office:value-type="string">
            <text:p text:style-name="P12">Pantalla táctil o mouse.</text:p>
          </table:table-cell>
        </table:table-row>
        <table:table-row>
          <table:table-cell table:style-name="Tabla26.A14" office:value-type="string">
            <text:p text:style-name="P15">Salida</text:p>
          </table:table-cell>
          <table:table-cell table:style-name="Tabla26.B6" office:value-type="string">
            <text:p text:style-name="P12">Comanda modificada.</text:p>
          </table:table-cell>
        </table:table-row>
        <table:table-row>
          <table:table-cell table:style-name="Tabla26.A14" office:value-type="string">
            <text:p text:style-name="P15">Proceso</text:p>
          </table:table-cell>
          <table:table-cell table:style-name="Tabla26.B7" office:value-type="string">
            <text:p text:style-name="P12">Teniendo una comanda en curso, el cajero edita la comanda, agrega, quita o la modifica, posterior a ello se envía a producción. </text:p>
          </table:table-cell>
        </table:table-row>
        <table:table-row>
          <table:table-cell table:style-name="Tabla26.A14" office:value-type="string">
            <text:p text:style-name="P15">Restricciones</text:p>
          </table:table-cell>
          <table:table-cell table:style-name="Tabla26.B8" office:value-type="string">
            <text:p text:style-name="P12"/>
          </table:table-cell>
        </table:table-row>
        <table:table-row>
          <table:table-cell table:style-name="Tabla26.A14" office:value-type="string">
            <text:p text:style-name="P15">Pre condiciones</text:p>
          </table:table-cell>
          <table:table-cell table:style-name="Tabla26.B9" office:value-type="string">
            <text:p text:style-name="P12">Comanda en curso.</text:p>
          </table:table-cell>
        </table:table-row>
        <table:table-row>
          <table:table-cell table:style-name="Tabla26.A14" office:value-type="string">
            <text:p text:style-name="P15">Pos condiciones</text:p>
          </table:table-cell>
          <table:table-cell table:style-name="Tabla26.B10" office:value-type="string">
            <text:p text:style-name="P12">Comanda editada.</text:p>
          </table:table-cell>
        </table:table-row>
        <table:table-row>
          <table:table-cell table:style-name="Tabla26.A14" office:value-type="string">
            <text:p text:style-name="P15">Efectos colaterales</text:p>
          </table:table-cell>
          <table:table-cell table:style-name="Tabla26.B11" office:value-type="string">
            <text:p text:style-name="P12"/>
          </table:table-cell>
        </table:table-row>
        <table:table-row>
          <table:table-cell table:style-name="Tabla26.A14" office:value-type="string">
            <text:p text:style-name="P15">Contactos</text:p>
          </table:table-cell>
          <table:table-cell table:style-name="Tabla26.B12" office:value-type="string">
            <text:p text:style-name="P12"/>
          </table:table-cell>
        </table:table-row>
        <table:table-row>
          <table:table-cell table:style-name="Tabla26.A14" office:value-type="string">
            <text:p text:style-name="P15">Fecha</text:p>
          </table:table-cell>
          <table:table-cell table:style-name="Tabla26.B13" office:value-type="string">
            <text:p text:style-name="P12">17-09-2013</text:p>
          </table:table-cell>
        </table:table-row>
        <table:table-row>
          <table:table-cell table:style-name="Tabla26.A14" office:value-type="string">
            <text:p text:style-name="P15">Tipo</text:p>
          </table:table-cell>
          <table:table-cell table:style-name="Tabla26.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Requisito funcional 9</text:h>
      <text:p text:style-name="Standard"/>
      <text:p text:style-name="Standard"/>
      <table:table table:name="Tabla27" table:style-name="Tabla27">
        <table:table-column table:style-name="Tabla27.A"/>
        <table:table-column table:style-name="Tabla27.B"/>
        <table:table-row>
          <table:table-cell table:style-name="Tabla27.A1" table:number-columns-spanned="2" office:value-type="string">
            <text:p text:style-name="P28">RF09: <text:bookmark-start text:name="__DdeLink__2594_1223236628"/>Habilitar uso de composiciones de un mismo producto<text:bookmark-end text:name="__DdeLink__2594_1223236628"/></text:p>
          </table:table-cell>
          <table:covered-table-cell/>
        </table:table-row>
        <table:table-row>
          <table:table-cell table:style-name="Tabla27.A14" office:value-type="string">
            <text:p text:style-name="P15">Función</text:p>
          </table:table-cell>
          <table:table-cell table:style-name="Tabla27.B2" office:value-type="string">
            <text:p text:style-name="P12">Permite elegir distintos los aderezos de un producto </text:p>
          </table:table-cell>
        </table:table-row>
        <table:table-row>
          <table:table-cell table:style-name="Tabla27.A14" office:value-type="string">
            <text:p text:style-name="P15">Descripción</text:p>
          </table:table-cell>
          <table:table-cell table:style-name="Tabla27.B3" office:value-type="string">
            <text:p text:style-name="P12">Los productos tiene distintos tipos de aderezos. Los clientes deben elegir dos de una amplia variedad de sabores, dejando por defecto uno, mayoritariamente el manjar.</text:p>
          </table:table-cell>
        </table:table-row>
        <table:table-row>
          <table:table-cell table:style-name="Tabla27.A14" office:value-type="string">
            <text:p text:style-name="P15">Entradas</text:p>
          </table:table-cell>
          <table:table-cell table:style-name="Tabla27.B4" office:value-type="string">
            <text:p text:style-name="P12">Elección de aderezo.</text:p>
          </table:table-cell>
        </table:table-row>
        <table:table-row>
          <table:table-cell table:style-name="Tabla27.A14" office:value-type="string">
            <text:p text:style-name="P15">Fuentes</text:p>
          </table:table-cell>
          <table:table-cell table:style-name="Tabla27.B5" office:value-type="string">
            <text:p text:style-name="P12">Pantalla táctil o mouse.</text:p>
          </table:table-cell>
        </table:table-row>
        <table:table-row>
          <table:table-cell table:style-name="Tabla27.A14" office:value-type="string">
            <text:p text:style-name="P15">Salida</text:p>
          </table:table-cell>
          <table:table-cell table:style-name="Tabla27.B6" office:value-type="string">
            <text:p text:style-name="P12">Comanda modificada.</text:p>
          </table:table-cell>
        </table:table-row>
        <table:table-row>
          <table:table-cell table:style-name="Tabla27.A14" office:value-type="string">
            <text:p text:style-name="P15">Proceso</text:p>
          </table:table-cell>
          <table:table-cell table:style-name="Tabla27.B7" office:value-type="string">
            <text:p text:style-name="P12">Si el cliente desea su producto con un aderezo que no sea el que viene por defecto. El usuario garzón o cajero selecciona el producto y modifica los aderezos.</text:p>
          </table:table-cell>
        </table:table-row>
        <table:table-row>
          <table:table-cell table:style-name="Tabla27.A14" office:value-type="string">
            <text:p text:style-name="P15">Restricciones</text:p>
          </table:table-cell>
          <table:table-cell table:style-name="Tabla27.B8" office:value-type="string">
            <text:p text:style-name="P12"/>
          </table:table-cell>
        </table:table-row>
        <table:table-row>
          <table:table-cell table:style-name="Tabla27.A14" office:value-type="string">
            <text:p text:style-name="P15">Pre condiciones</text:p>
          </table:table-cell>
          <table:table-cell table:style-name="Tabla27.B9" office:value-type="string">
            <text:p text:style-name="P12">Vista de catálogo</text:p>
          </table:table-cell>
        </table:table-row>
        <table:table-row>
          <table:table-cell table:style-name="Tabla27.A14" office:value-type="string">
            <text:p text:style-name="P15">Pos condiciones</text:p>
          </table:table-cell>
          <table:table-cell table:style-name="Tabla27.B10" office:value-type="string">
            <text:p text:style-name="P12">Producto agregado, con las preferencias del cliente.</text:p>
          </table:table-cell>
        </table:table-row>
        <table:table-row>
          <table:table-cell table:style-name="Tabla27.A14" office:value-type="string">
            <text:p text:style-name="P15">Efectos colaterales</text:p>
          </table:table-cell>
          <table:table-cell table:style-name="Tabla27.B11" office:value-type="string">
            <text:p text:style-name="P12"/>
          </table:table-cell>
        </table:table-row>
        <table:table-row>
          <table:table-cell table:style-name="Tabla27.A14" office:value-type="string">
            <text:p text:style-name="P15">Contactos</text:p>
          </table:table-cell>
          <table:table-cell table:style-name="Tabla27.B12" office:value-type="string">
            <text:p text:style-name="P12"/>
          </table:table-cell>
        </table:table-row>
        <table:table-row>
          <table:table-cell table:style-name="Tabla27.A14" office:value-type="string">
            <text:p text:style-name="P15">Fecha</text:p>
          </table:table-cell>
          <table:table-cell table:style-name="Tabla27.B13" office:value-type="string">
            <text:p text:style-name="P12">17-09-2013</text:p>
          </table:table-cell>
        </table:table-row>
        <table:table-row>
          <table:table-cell table:style-name="Tabla27.A14" office:value-type="string">
            <text:p text:style-name="P15">Tipo</text:p>
          </table:table-cell>
          <table:table-cell table:style-name="Tabla27.B14" office:value-type="string">
            <text:p text:style-name="P12">Esencial</text:p>
          </table:table-cell>
        </table:table-row>
      </table:table>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601_1106552498"/><text:soft-page-break/><text:s/>Requisitos no funcionales<text:bookmark-end text:name="__RefHeading__4601_1106552498"/></text:h>
      <text:h text:style-name="Heading_20_3" text:outline-level="3"><text:bookmark-start text:name="__RefHeading__4603_1106552498"/><text:s/>Requisitos de rendimiento<text:bookmark-end text:name="__RefHeading__4603_1106552498"/></text:h>
      <text:list xml:id="list1475737579" text:style-name="L17">
        <text:list-item>
          <text:p text:style-name="P45">Garantizar que el ingreso de comandas desde el equipo garzón no afecte el rendimiento del equipo del cajero, que es donde estará alojada la base de datos.</text:p>
        </text:list-item>
        <text:list-item>
          <text:p text:style-name="P45">Que el software no ralentice los procesos de negocio.</text:p>
        </text:list-item>
        <text:list-item>
          <text:p text:style-name="P45">Que el software no colapse, es decir, que tenga un buen manejo de excepciones y errores.</text:p>
        </text:list-item>
      </text:list>
      <text:h text:style-name="Heading_20_3" text:outline-level="3"><text:bookmark-start text:name="__RefHeading__4605_1106552498"/><text:s/>Seguridad<text:bookmark-end text:name="__RefHeading__4605_1106552498"/></text:h>
      <text:list xml:id="list1360115499" text:style-name="L18">
        <text:list-item>
          <text:p text:style-name="P46">Garantizar el buen uso del software con la buena definición de roles y privilegios de usuario.</text:p>
        </text:list-item>
        <text:list-item>
          <text:p text:style-name="P46">Garantizar el correcto uso de la información y la restricciones de realizar lecturas y modificaciones a la base de datos por entes externos.</text:p>
        </text:list-item>
        <text:list-item>
          <text:p text:style-name="P46">Garantizar que el acceso al software sea por parte de personas autorizadas a través de contraseñas.</text:p>
        </text:list-item>
      </text:list>
      <text:h text:style-name="Heading_20_3" text:outline-level="3"><text:bookmark-start text:name="__RefHeading__4607_1106552498"/><text:s/>Fiabilidad<text:bookmark-end text:name="__RefHeading__4607_1106552498"/></text:h>
      <text:list xml:id="list327793405" text:style-name="L19">
        <text:list-item>
          <text:p text:style-name="P47">Garantizar que la interfaz sea intuitiva y de fácil operación utilizando elementos gráficos grandes y apropiados.</text:p>
        </text:list-item>
        <text:list-item>
          <text:p text:style-name="P47">Adaptación a las características propias de la organización del cliente, en cuanto a las imágenes de los productos.</text:p>
        </text:list-item>
      </text:list>
      <text:h text:style-name="Heading_20_3" text:outline-level="3"><text:bookmark-start text:name="__RefHeading__4609_1106552498"/><text:s/>Disponibilidad<text:bookmark-end text:name="__RefHeading__4609_1106552498"/></text:h>
      <text:list xml:id="list1112495920" text:style-name="L20">
        <text:list-item>
          <text:p text:style-name="P48">El sistema podrá utilizarse siempre que se requiera y se estén ejerciendo actividades comerciales propias del negocio.</text:p>
        </text:list-item>
      </text:list>
      <text:h text:style-name="Heading_20_3" text:outline-level="3"><text:bookmark-start text:name="__RefHeading__4611_1106552498"/><text:s/>Mantenibilidad<text:bookmark-end text:name="__RefHeading__4611_1106552498"/></text:h>
      <text:list xml:id="list455886035" text:style-name="L21">
        <text:list-item>
          <text:p text:style-name="P49">El sistema contara con la documentación pertinente y las explicaciones correspondientes en los archivos de código explicando que es lo que se extendió respecto al software original, Openbravo POS.</text:p>
        </text:list-item>
      </text:list>
      <text:h text:style-name="Heading_20_3" text:outline-level="3"><text:bookmark-start text:name="__RefHeading__4613_1106552498"/><text:s/>Portabilidad<text:bookmark-end text:name="__RefHeading__4613_1106552498"/></text:h>
      <text:list xml:id="list2180965665" text:style-name="L22">
        <text:list-item>
          <text:p text:style-name="P50">El sistema estará implantado bajo la plataforma GNU/Linux con la máquina virtual de Java (JV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Liberation Sans" fo:font-size="1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3cm" fo:margin-top="0cm" fo:margin-bottom="0.499cm" fo:text-indent="0cm" style:auto-text-indent="false" text:number-lines="false" text:line-number="0">
        <style:tab-stops/>
      </style:paragraph-properties>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89cm" style:type="right" style:leader-style="dotted" style:leader-text="."/>
        </style:tab-stops>
      </style:paragraph-properties>
      <style:text-properties style:font-name="Liberation Sans1"/>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cm" style:type="right" style:leader-style="dotted" style:leader-text="."/>
        </style:tab-stops>
      </style:paragraph-properties>
      <style:text-properties style:font-name="Liberation Sans1"/>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1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6.589cm" table:align="margins"/>
    </style:style>
    <style:style style:name="Tabla6.A" style:family="table-column">
      <style:table-column-properties style:column-width="4.858cm" style:rel-column-width="19190*"/>
    </style:style>
    <style:style style:name="Tabla6.B" style:family="table-column">
      <style:table-column-properties style:column-width="9.278cm" style:rel-column-width="36652*"/>
    </style:style>
    <style:style style:name="Tabla6.C" style:family="table-column">
      <style:table-column-properties style:column-width="2.454cm" style:rel-column-width="9693*"/>
    </style:style>
    <style:style style:name="Tabla6.1" style:family="table-row">
      <style:table-row-properties style:min-row-height="0.706cm"/>
    </style:style>
    <style:style style:name="Tabla6.A1" style:family="table-cell">
      <style:table-cell-properties fo:padding="0cm" fo:border="none"/>
    </style:style>
    <style:style style:name="Tabla6.B1" style:family="table-cell">
      <style:table-cell-properties fo:padding="0.097cm" fo:border="none"/>
    </style:style>
    <style:style style:name="M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2" style:family="paragraph" style:parent-style-name="Table_20_Contents">
      <style:paragraph-properties fo:text-align="end" style:justify-single-word="false"/>
      <style:text-properties style:font-name="Liberation Sans" fo:font-size="10.5pt" style:font-size-asian="10.5pt" style:font-size-complex="10.5pt"/>
    </style:style>
    <style:style style:name="MP3" style:family="paragraph" style:parent-style-name="Table_20_Contents">
      <style:paragraph-properties fo:text-align="center" style:justify-single-word="false"/>
      <style:text-properties style:font-name="Liberation Sans" fo:font-size="10.5pt" style:font-size-asian="10.5pt" style:font-size-complex="10.5pt"/>
    </style:style>
    <style:style style:name="MP4" style:family="paragraph" style:parent-style-name="Table_20_Contents">
      <style:text-properties style:font-name="Liberation Sans" fo:font-size="10.5pt" style:font-size-asian="10.5pt" style:font-size-complex="10.5pt"/>
    </style:style>
    <style:style style:name="MP5" style:family="paragraph" style:parent-style-name="Header">
      <style:text-properties fo:font-size="2pt" style:font-size-asian="1.75pt" style:font-size-complex="2pt"/>
    </style:style>
    <style:style style:name="MP6" style:family="paragraph" style:parent-style-name="Footer">
      <style:paragraph-properties fo:text-align="end" style:justify-single-word="false"/>
      <style:text-properties style:font-name="Liberation Sans" fo:font-size="10.5pt" style:font-size-asian="10.5pt" style:font-size-complex="10.5pt"/>
    </style:style>
    <style:style style:name="M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column table:style-name="Tabla6.C"/>
          <table:table-row table:style-name="Tabla6.1">
            <table:table-cell table:style-name="Tabla6.A1" table:number-rows-spanned="2" office:value-type="string">
              <text:p text:style-name="Table_20_Contents"><draw:frame draw:style-name="Mfr1" draw:name="gráficos2" text:anchor-type="as-char" svg:width="4.628cm" svg:height="1.081cm" draw:z-index="24"><draw:image xlink:href="Pictures/10000000000001A00000006205DCF753.jpg" xlink:type="simple" xlink:show="embed" xlink:actuate="onLoad"/></draw:frame></text:p>
            </table:table-cell>
            <table:table-cell table:style-name="Tabla6.B1" office:value-type="string">
              <text:p text:style-name="MP1">Sistema de Puntos de Venta XURROS-TPV</text:p>
            </table:table-cell>
            <table:table-cell table:style-name="Tabla6.B1" office:value-type="string">
              <text:p text:style-name="MP2">Rev. 1.0</text:p>
            </table:table-cell>
          </table:table-row>
          <table:table-row>
            <table:covered-table-cell/>
            <table:table-cell table:style-name="Tabla6.A1" office:value-type="string">
              <text:p text:style-name="MP3">Especificación de Requisitos de Software</text:p>
            </table:table-cell>
            <table:table-cell table:style-name="Tabla6.A1" office:value-type="string">
              <text:p text:style-name="MP4"/>
            </table:table-cell>
          </table:table-row>
        </table:table>
        <text:p text:style-name="MP5"/>
      </style:header>
      <style:footer>
        <text:p text:style-name="MP6">Página <text:page-number text:select-page="current">26</text:page-number> | <text:page-count>26</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6T14:54:08</meta:creation-date>
    <dc:date>2013-10-02T22:04:05</dc:date>
    <dc:creator>Christian Peña</dc:creator>
    <meta:editing-duration>PT7H19M29S</meta:editing-duration>
    <meta:editing-cycles>33</meta:editing-cycles>
    <meta:generator>LibreOffice/3.5$Linux_X86_64 LibreOffice_project/350m1$Build-2</meta:generator>
    <meta:document-statistic meta:table-count="28" meta:image-count="1" meta:object-count="0" meta:page-count="26" meta:paragraph-count="664" meta:word-count="3657" meta:character-count="23232" meta:non-whitespace-character-count="20566"/>
  </office:meta>
</office:document-meta>
</file>